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8.715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6.385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4.798cm"/>
    </style:style>
    <style:style style:name="co10" style:family="table-column">
      <style:table-column-properties fo:break-before="auto" style:column-width="7.728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281cm"/>
    </style:style>
    <style:style style:name="co15" style:family="table-column">
      <style:table-column-properties fo:break-before="auto" style:column-width="8.751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6.422cm"/>
    </style:style>
    <style:style style:name="co19" style:family="table-column">
      <style:table-column-properties fo:break-before="auto" style:column-width="19.406cm"/>
    </style:style>
    <style:style style:name="co20" style:family="table-column">
      <style:table-column-properties fo:break-before="auto" style:column-width="9.421cm"/>
    </style:style>
    <style:style style:name="co21" style:family="table-column">
      <style:table-column-properties fo:break-before="auto" style:column-width="6.632cm"/>
    </style:style>
    <style:style style:name="co22" style:family="table-column">
      <style:table-column-properties fo:break-before="auto" style:column-width="8.998cm"/>
    </style:style>
    <style:style style:name="co23" style:family="table-column">
      <style:table-column-properties fo:break-before="auto" style:column-width="11.361cm"/>
    </style:style>
    <style:style style:name="co24" style:family="table-column">
      <style:table-column-properties fo:break-before="auto" style:column-width="9.35cm"/>
    </style:style>
    <style:style style:name="co25" style:family="table-column">
      <style:table-column-properties fo:break-before="auto" style:column-width="8.32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3.598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ta1" style:family="table" style:master-page-name="PageStyle_5f_Contacts">
      <style:table-properties table:display="true" style:writing-mode="lr-tb"/>
    </style:style>
    <style:style style:name="ta2" style:family="table" style:master-page-name="PageStyle_5f_Registres_20_1_20__28_2_29_">
      <style:table-properties table:display="false" style:writing-mode="lr-tb"/>
    </style:style>
    <style:style style:name="ta3" style:family="table" style:master-page-name="PageStyle_5f_Registres_20_1">
      <style:table-properties table:display="true" style:writing-mode="lr-tb"/>
    </style:style>
    <style:style style:name="ta4" style:family="table" style:master-page-name="PageStyle_5f_Types_20_de_20_données">
      <style:table-properties table:display="true" style:writing-mode="lr-tb"/>
    </style:style>
    <style:style style:name="ta5" style:family="table" style:master-page-name="PageStyle_5f_Base_20_légale_20_du_20_traitement">
      <style:table-properties table:display="true" style:writing-mode="lr-tb"/>
    </style:style>
    <style:style style:name="ta6" style:family="table" style:master-page-name="PageStyle_5f_Transferts_20_hors_20_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00b050" style:diagonal-bl-tr="none" style:diagonal-tl-br="none" style:text-align-source="fix" style:repeat-content="false" fo:wrap-option="no-wrap" fo:border-left="0.74pt solid #aaaaaa" style:direction="ltr" fo:border-right="none" style:rotation-angle="0" style:rotation-align="none" style:shrink-to-fit="false" fo:border-top="0.74pt solid #aaaaaa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ackground-color="#02f26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02f26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0" style:family="table-cell" style:parent-style-name="Hyperlink_20_1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12" style:family="table-cell" style:parent-style-name="Default" style:data-style-name="N100">
      <style:table-cell-properties fo:border-bottom="none" fo:background-color="#022b0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fo:border-bottom="none" fo:background-color="#044f1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</style:style>
    <style:style style:name="ce17" style:family="table-cell" style:parent-style-name="Default">
      <style:table-cell-properties fo:border-bottom="none" fo:background-color="#022b0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 style:data-style-name="N100">
      <style:table-cell-properties fo:background-color="#044f1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fo:border-bottom="1.76pt solid #000000" fo:background-color="#044f1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Default" style:data-style-name="N100">
      <style:table-cell-properties fo:border-bottom="1.76pt solid #000000" fo:background-color="#044f1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fo:border-bottom="none" fo:background-color="#022b09" style:diagonal-bl-tr="none" style:diagonal-tl-br="none" fo:border-left="1.76pt solid #000000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044f1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6" style:family="table-cell" style:parent-style-name="Default" style:data-style-name="N100">
      <style:table-cell-properties fo:background-color="#022b09" style:diagonal-bl-tr="none" style:diagonal-tl-br="none" style:text-align-source="fix" style:repeat-content="false" fo:wrap-option="no-wrap" fo:border="0.74pt solid #044f1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044f10" style:diagonal-bl-tr="none" style:diagonal-tl-br="none" style:text-align-source="value-type" style:repeat-content="false" fo:wrap-option="wrap" fo:border="0.74pt solid #044f1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44f1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ackground-color="#022b09" style:diagonal-bl-tr="none" style:diagonal-tl-br="none" style:text-align-source="value-type" style:repeat-content="false" fo:wrap-option="no-wrap" fo:border="0.74pt solid #044f1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44f1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ackground-color="#022b09" style:diagonal-bl-tr="none" style:diagonal-tl-br="none" fo:border="0.74pt solid #044f1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Default" style:data-style-name="N100">
      <style:table-cell-properties fo:border-bottom="none" fo:background-color="#d9e2f3" style:diagonal-bl-tr="none" style:diagonal-tl-br="none" fo:border-left="0.74pt solid #aaaaaa" fo:border-right="none" style:rotation-align="none" fo:border-top="0.74pt solid #aaaaa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aaaaaa" style:diagonal-bl-tr="none" style:diagonal-tl-br="none" fo:border-left="0.74pt solid #aaaaaa" fo:border-right="0.74pt solid #aaaaaa" style:rotation-align="none" fo:border-top="none"/>
    </style:style>
    <style:style style:name="ce34" style:family="table-cell" style:parent-style-name="Default" style:data-style-name="N100">
      <style:table-cell-properties style:diagonal-bl-tr="none" style:diagonal-tl-br="none" fo:border="0.74pt solid #aaaaaa" style:rotation-align="none"/>
    </style:style>
    <style:style style:name="ce35" style:family="table-cell" style:parent-style-name="Default">
      <style:table-cell-properties style:diagonal-bl-tr="none" style:diagonal-tl-br="none" fo:border="0.74pt solid #aaaaaa" style:rotation-align="none"/>
    </style:style>
    <style:style style:name="ce36" style:family="table-cell" style:parent-style-name="Default">
      <style:table-cell-properties fo:border-bottom="none" style:diagonal-bl-tr="none" style:diagonal-tl-br="none" fo:border-left="0.74pt solid #aaaaaa" fo:border-right="0.74pt solid #aaaaaa" style:rotation-align="none" fo:border-top="0.74pt solid #aaaaaa"/>
    </style:style>
    <style:style style:name="ce37" style:family="table-cell" style:parent-style-name="Default" style:data-style-name="N100">
      <style:table-cell-properties fo:border-bottom="none" fo:background-color="#d9e2f3" style:diagonal-bl-tr="none" style:diagonal-tl-br="none" fo:border-left="0.74pt solid #aaaaaa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none" fo:background-color="#d9e2f3" style:diagonal-bl-tr="none" style:diagonal-tl-br="none" fo:border-left="none" fo:border-right="none" style:rotation-align="none" fo:border-top="0.74pt solid #aaaaa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aaaaaa" style:diagonal-bl-tr="none" style:diagonal-tl-br="none" fo:border-left="none" fo:border-right="0.74pt solid #aaaaaa" style:rotation-align="none" fo:border-top="0.74pt solid #aaaaaa"/>
    </style:style>
    <style:style style:name="ce40" style:family="table-cell" style:parent-style-name="Default" style:data-style-name="N100">
      <style:table-cell-properties style:diagonal-bl-tr="none" style:diagonal-tl-br="none" fo:border="0.74pt solid #aaaaaa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7.1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Base légale du traitement'.$A$2:.$A$7])" table:allow-empty-cell="true" table:display-list="unsorted" table:base-cell-address="'Types de données'.P3"/>
      </table:content-validations>
      <table:table table:name="Conta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4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ponsable de traitement</text:p>
          </table:table-cell>
          <table:covered-table-cell table:style-name="ce6"/>
          <table:table-cell table:number-columns-repeated="62"/>
        </table:table-row>
        <table:table-row table:style-name="ro2">
          <table:table-cell table:style-name="ce2" office:value-type="string" calcext:value-type="string" table:number-columns-spanned="2" table:number-rows-spanned="1">
            <text:p>Référent traitement de l'organisation </text:p>
          </table:table-cell>
          <table:covered-table-cell table:style-name="ce7"/>
          <table:table-cell table:number-columns-repeated="62"/>
        </table:table-row>
        <table:table-row table:style-name="ro2">
          <table:table-cell table:style-name="ce3" office:value-type="string" calcext:value-type="string">
            <text:p>Nom</text:p>
          </table:table-cell>
          <table:table-cell table:style-name="ce8" office:value-type="string" calcext:value-type="string">
            <text:p>Khaled HAMADE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Adresse</text:p>
          </table:table-cell>
          <table:table-cell table:style-name="ce9" office:value-type="string" calcext:value-type="string">
            <text:p>18 rue de Vouillé 75015 Paris</text:p>
          </table:table-cell>
          <table:table-cell table:number-columns-repeated="62"/>
        </table:table-row>
        <table:table-row table:style-name="ro2">
          <table:table-cell table:style-name="ce4" office:value-type="string" calcext:value-type="string">
            <text:p>Email</text:p>
          </table:table-cell>
          <table:table-cell table:style-name="ce10" office:value-type="string" calcext:value-type="string">
            <text:p><text:a xlink:href="mailto:Khaled.hamade07@gmail.com" xlink:type="simple">Khaled.hamade07@gmail.com</text:a>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éléphone</text:p>
          </table:table-cell>
          <table:table-cell table:style-name="ce11" office:value-type="string" calcext:value-type="string">
            <text:p>06 65 69 21 39</text:p>
          </table:table-cell>
          <table:table-cell table:number-columns-repeated="62"/>
        </table:table-row>
        <table:table-row table:style-name="ro2" table:number-rows-repeated="978">
          <table:table-cell table:number-columns-repeated="64"/>
        </table:table-row>
        <table:table-row table:style-name="ro3" table:number-rows-repeated="104759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egistres 1 (2)" table:style-name="ta2">
        <table:table-column table:style-name="co1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number-columns-repeated="3" table:default-cell-style-name="ce16"/>
        <table:table-column table:style-name="co11" table:default-cell-style-name="ce16"/>
        <table:table-column table:style-name="co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6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" table:number-columns-repeated="4" table:default-cell-style-name="ce16"/>
        <table:table-column table:style-name="co14" table:default-cell-style-name="ce16"/>
        <table:table-column table:style-name="co1" table:number-columns-repeated="7" table:default-cell-style-name="ce16"/>
        <table:table-column table:style-name="co18" table:default-cell-style-name="ce16"/>
        <table:table-column table:style-name="co1" table:default-cell-style-name="ce16"/>
        <table:table-column table:style-name="co19" table:default-cell-style-name="ce16"/>
        <table:table-column table:style-name="co1" table:number-columns-repeated="18" table:default-cell-style-name="ce16"/>
        <table:table-column table:style-name="co3" table:number-columns-repeated="969" table:default-cell-style-name="ce16"/>
        <table:table-row table:style-name="ro4">
          <table:table-cell table:style-name="ce12" office:value-type="string" calcext:value-type="string" table:number-columns-spanned="4" table:number-rows-spanned="1">
            <text:p>Identification des données</text:p>
          </table:table-cell>
          <table:covered-table-cell table:number-columns-repeated="3" table:style-name="ce17"/>
          <table:table-cell table:style-name="ce12" office:value-type="string" calcext:value-type="string" table:number-columns-spanned="3" table:number-rows-spanned="1">
            <text:p>Responsabilité du traitement et sous traitance</text:p>
          </table:table-cell>
          <table:covered-table-cell table:number-columns-repeated="2" table:style-name="ce17"/>
          <table:table-cell table:style-name="ce12" office:value-type="string" calcext:value-type="string" table:number-columns-spanned="8" table:number-rows-spanned="1">
            <text:p>Typologie de données</text:p>
          </table:table-cell>
          <table:covered-table-cell table:number-columns-repeated="7" table:style-name="ce17"/>
          <table:table-cell table:style-name="ce12" office:value-type="string" calcext:value-type="string" table:number-columns-spanned="8" table:number-rows-spanned="1">
            <text:p>Obligations liées au traitement</text:p>
          </table:table-cell>
          <table:covered-table-cell table:number-columns-repeated="7" table:style-name="ce17"/>
          <table:table-cell table:style-name="ce12" office:value-type="string" calcext:value-type="string" table:number-columns-spanned="3" table:number-rows-spanned="1">
            <text:p>Transferts</text:p>
          </table:table-cell>
          <table:covered-table-cell table:number-columns-repeated="2" table:style-name="ce17"/>
          <table:table-cell table:style-name="ce12" office:value-type="string" calcext:value-type="string" table:number-columns-spanned="5" table:number-rows-spanned="1">
            <office:annotation draw:style-name="gr1" draw:text-style-name="P2" svg:width="5.15cm" svg:height="3.817cm" svg:x="122.853cm" svg:y="0.053cm" draw:caption-point-x="-0.407cm" draw:caption-point-y="-0.043cm">
              <dc:date>2022-05-25T00:00:00</dc:date>
              <text:p text:style-name="P1">======</text:p>
              <text:p text:style-name="P1">ID#AAAALfDhWds</text:p>
              <text:p text:style-name="P1">Geoffrey Besnier <text:s text:c="3"/>(2021-02-16 15:43:32)</text:p>
              <text:p text:style-name="P1">Lister chaque traitement appliqué au type/groupe de données objet de chacune des lignes.</text:p>
            </office:annotation>
            <text:p>Liste des traitements</text:p>
          </table:table-cell>
          <table:covered-table-cell table:number-columns-repeated="4" table:style-name="ce17"/>
          <table:table-cell table:style-name="ce12" office:value-type="string" calcext:value-type="string" table:number-columns-spanned="3" table:number-rows-spanned="1">
            <text:p>Etude d'impact</text:p>
          </table:table-cell>
          <table:covered-table-cell table:number-columns-repeated="2" table:style-name="ce17"/>
          <table:table-cell table:style-name="ce21" office:value-type="string" calcext:value-type="string">
            <text:p>Sécurité</text:p>
          </table:table-cell>
          <table:table-cell table:style-name="ce23" table:number-columns-repeated="989"/>
        </table:table-row>
        <table:table-row table:style-name="ro5">
          <table:table-cell table:style-name="ce13" office:value-type="string" calcext:value-type="string">
            <text:p>observation</text:p>
          </table:table-cell>
          <table:table-cell table:style-name="ce18" office:value-type="string" calcext:value-type="string">
            <office:annotation draw:style-name="gr1" draw:text-style-name="P2" svg:width="4.577cm" svg:height="3.817cm" svg:x="9.463cm" svg:y="0.688cm" draw:caption-point-x="-0.407cm" draw:caption-point-y="0.274cm">
              <dc:date>2022-05-25T00:00:00</dc:date>
              <text:p text:style-name="P1">======</text:p>
              <text:p text:style-name="P1">ID#AAAALfDhWdw</text:p>
              <text:p text:style-name="P1">Geoffrey Besnier <text:s text:c="3"/>(2021-02-16 15:43:32)</text:p>
              <text:p text:style-name="P1">nom (arbitraire) de la donnée ou base de données</text:p>
            </office:annotation>
            <text:p>Donnée(s)</text:p>
          </table:table-cell>
          <table:table-cell table:style-name="ce18" office:value-type="string" calcext:value-type="string">
            <office:annotation draw:style-name="gr1" draw:text-style-name="P2" svg:width="4.701cm" svg:height="3.365cm" svg:x="12.532cm" svg:y="0.688cm" draw:caption-point-x="-0.407cm" draw:caption-point-y="0.274cm">
              <dc:date>2022-05-25T00:00:00</dc:date>
              <text:p text:style-name="P1">======</text:p>
              <text:p text:style-name="P1">ID#AAAALfDhWdY</text:p>
              <text:p text:style-name="P1">Geoffrey Besnier <text:s text:c="3"/>(2021-02-16 15:43:32)</text:p>
              <text:p text:style-name="P1">Localisation numérique et/ou physique</text:p>
            </office:annotation>
            <text:p>localisation</text:p>
          </table:table-cell>
          <table:table-cell table:style-name="ce18" office:value-type="string" calcext:value-type="string">
            <text:p>Sous-localisation</text:p>
          </table:table-cell>
          <table:table-cell table:style-name="ce13" office:value-type="string" calcext:value-type="string">
            <office:annotation draw:style-name="gr1" draw:text-style-name="P2" svg:width="3.81cm" svg:height="5.173cm" svg:x="21.457cm" svg:y="0.688cm" draw:caption-point-x="-0.407cm" draw:caption-point-y="0.274cm">
              <dc:date>2022-05-25T00:00:00</dc:date>
              <text:p text:style-name="P1">======</text:p>
              <text:p text:style-name="P1">ID#AAAALfDhWc8</text:p>
              <text:p text:style-name="P1">Geoffrey Besnier <text:s text:c="3"/>(2021-02-16 15:43:32)</text:p>
              <text:p text:style-name="P1">Indiquer si l'entreprise agit en qualité de responsable de traitement ou de sous-traitant</text:p>
            </office:annotation>
            <text:p>Agit comme responsable de traitement / sous-traitant</text:p>
          </table:table-cell>
          <table:table-cell table:style-name="ce18" office:value-type="string" calcext:value-type="string">
            <text:p>Nom et contact du responsable ou co-responsable de traitement</text:p>
          </table:table-cell>
          <table:table-cell table:style-name="ce18" office:value-type="string" calcext:value-type="string">
            <office:annotation draw:style-name="gr1" draw:text-style-name="P2" svg:width="5.01cm" svg:height="4.269cm" svg:x="31.688cm" svg:y="0.688cm" draw:caption-point-x="-0.407cm" draw:caption-point-y="0.274cm">
              <dc:date>2022-05-25T00:00:00</dc:date>
              <text:p text:style-name="P1">======</text:p>
              <text:p text:style-name="P1">ID#AAAALfDhWco</text:p>
              <text:p text:style-name="P1">Geoffrey Besnier <text:s text:c="3"/>(2021-02-16 15:43:32)</text:p>
              <text:p text:style-name="P1">Une partie du traitement de données est-il sous-traité ? Ex : développeur freelance / prestataire de mailing</text:p>
            </office:annotation>
            <text:p>Recours à un sous-traitant (nom)</text:p>
          </table:table-cell>
          <table:table-cell table:style-name="ce13" office:value-type="string" calcext:value-type="string">
            <office:annotation draw:style-name="gr1" draw:text-style-name="P2" svg:width="3.81cm" svg:height="7.433cm" svg:x="36.486cm" svg:y="0.688cm" draw:caption-point-x="-0.407cm" draw:caption-point-y="0.274cm">
              <dc:date>2022-05-25T00:00:00</dc:date>
              <text:p text:style-name="P1">======</text:p>
              <text:p text:style-name="P1">ID#AAAALfDhWc0</text:p>
              <text:p text:style-name="P1">Geoffrey Besnier <text:s text:c="3"/>(2021-02-16 15:43:32)</text:p>
              <text:p text:style-name="P1">Voir typologie dans feuille de calcul "Types de données"</text:p>
              <text:p text:style-name="P1">Rajouter des types de données si besoin. Ex: métadonnées de communication pour un service de messagerie.</text:p>
            </office:annotation>
            <text:p>Type de données personnelles</text:p>
          </table:table-cell>
          <table:table-cell table:style-name="ce18" office:value-type="string" calcext:value-type="string">
            <office:annotation draw:style-name="gr1" draw:text-style-name="P2" svg:width="5.15cm" svg:height="2.913cm" svg:x="44.213cm" svg:y="0.688cm" draw:caption-point-x="-0.407cm" draw:caption-point-y="0.274cm">
              <dc:date>2022-05-25T00:00:00</dc:date>
              <text:p text:style-name="P1">======</text:p>
              <text:p text:style-name="P1">ID#AAAALfDhWcc</text:p>
              <text:p text:style-name="P1">Geoffrey Besnier <text:s text:c="3"/>(2021-02-16 15:43:32)</text:p>
              <text:p text:style-name="P1">Oui/Non + détails (nom, prénom, photo, etc.)</text:p>
            </office:annotation>
            <text:p>Identité, données publiques, images</text:p>
          </table:table-cell>
          <table:table-cell table:style-name="ce18" office:value-type="string" calcext:value-type="string">
            <office:annotation draw:style-name="gr1" draw:text-style-name="P2" svg:width="5.151cm" svg:height="2.461cm" svg:x="46.894cm" svg:y="0.688cm" draw:caption-point-x="-0.407cm" draw:caption-point-y="0.274cm">
              <dc:date>2022-05-25T00:00:00</dc:date>
              <text:p text:style-name="P1">======</text:p>
              <text:p text:style-name="P1">ID#AAAALfDhWcU</text:p>
              <text:p text:style-name="P1">Geoffrey Besnier <text:s text:c="3"/>(2021-02-16 15:43:32)</text:p>
              <text:p text:style-name="P1">Oui/Non + détails</text:p>
            </office:annotation>
            <text:p>Vie personnelle</text:p>
          </table:table-cell>
          <table:table-cell table:style-name="ce18" office:value-type="string" calcext:value-type="string">
            <office:annotation draw:style-name="gr1" draw:text-style-name="P2" svg:width="5.195cm" svg:height="2.461cm" svg:x="49.575cm" svg:y="0.688cm" draw:caption-point-x="-0.407cm" draw:caption-point-y="0.274cm">
              <dc:date>2022-05-25T00:00:00</dc:date>
              <text:p text:style-name="P1">======</text:p>
              <text:p text:style-name="P1">ID#AAAALfDhWcg</text:p>
              <text:p text:style-name="P1">Geoffrey Besnier <text:s text:c="3"/>(2021-02-16 15:43:32)</text:p>
              <text:p text:style-name="P1">Oui/Non + détails</text:p>
            </office:annotation>
            <text:p>Information pédagogique</text:p>
          </table:table-cell>
          <table:table-cell table:style-name="ce18" office:value-type="string" calcext:value-type="string">
            <office:annotation draw:style-name="gr1" draw:text-style-name="P2" svg:width="5.194cm" svg:height="2.461cm" svg:x="52.257cm" svg:y="0.688cm" draw:caption-point-x="-0.407cm" draw:caption-point-y="0.274cm">
              <dc:date>2022-05-25T00:00:00</dc:date>
              <text:p text:style-name="P1">======</text:p>
              <text:p text:style-name="P1">ID#AAAALfDhWdc</text:p>
              <text:p text:style-name="P1">Geoffrey Besnier <text:s text:c="3"/>(2021-02-16 15:43:32)</text:p>
              <text:p text:style-name="P1">Oui/Non + détails</text:p>
            </office:annotation>
            <text:p>Données de connexion</text:p>
          </table:table-cell>
          <table:table-cell table:style-name="ce18" office:value-type="string" calcext:value-type="string">
            <office:annotation draw:style-name="gr1" draw:text-style-name="P2" svg:width="5.15cm" svg:height="2.461cm" svg:x="55.114cm" svg:y="0.688cm" draw:caption-point-x="-0.407cm" draw:caption-point-y="0.274cm">
              <dc:date>2022-05-25T00:00:00</dc:date>
              <text:p text:style-name="P1">======</text:p>
              <text:p text:style-name="P1">ID#AAAALfDhWcQ</text:p>
              <text:p text:style-name="P1">Geoffrey Besnier <text:s text:c="3"/>(2021-02-16 15:43:32)</text:p>
              <text:p text:style-name="P1">Oui/Non + détails</text:p>
            </office:annotation>
            <text:p>Données de géolocalisation</text:p>
          </table:table-cell>
          <table:table-cell table:style-name="ce18" office:value-type="string" calcext:value-type="string">
            <office:annotation draw:style-name="gr1" draw:text-style-name="P2" svg:width="4.48cm" svg:height="6.077cm" svg:x="57.795cm" svg:y="0.688cm" draw:caption-point-x="-0.407cm" draw:caption-point-y="0.274cm">
              <dc:date>2022-05-25T00:00:00</dc:date>
              <text:p text:style-name="P1">======</text:p>
              <text:p text:style-name="P1">ID#AAAAMdWIDRY</text:p>
              <text:p text:style-name="P1">Geoffrey Besnier <text:s text:c="3"/>(2021-06-03 15:29:12)</text:p>
              <text:p text:style-name="P1">Personnes auxquelles sont relatives les données concernées par le traitement. Exemple : employés; clients de l'entreprises X; prospects, etc.</text:p>
            </office:annotation>
            <text:p>Catégories de personnes concernées</text:p>
          </table:table-cell>
          <table:table-cell table:style-name="ce18" office:value-type="string" calcext:value-type="string">
            <office:annotation draw:style-name="gr1" draw:text-style-name="P2" svg:width="5.195cm" svg:height="4.269cm" svg:x="60.476cm" svg:y="0.688cm" draw:caption-point-x="-0.407cm" draw:caption-point-y="0.274cm">
              <dc:date>2022-05-25T00:00:00</dc:date>
              <text:p text:style-name="P1">======</text:p>
              <text:p text:style-name="P1">ID#AAAALfDhWcs</text:p>
              <text:p text:style-name="P1">Geoffrey Besnier <text:s text:c="3"/>(2021-02-16 15:43:32)</text:p>
              <text:p text:style-name="P1">Oui/non + type de données sensibles. Voir typologie dans la feuille de calcul "Types de données"</text:p>
            </office:annotation>
            <text:p>Données Sensibles <text:s/>(catégories prévues à l'article 9 ou personnes mineures)</text:p>
          </table:table-cell>
          <table:table-cell table:style-name="ce13" office:value-type="string" calcext:value-type="string">
            <office:annotation draw:style-name="gr1" draw:text-style-name="P2" svg:width="5.02cm" svg:height="3.365cm" svg:x="66.015cm" svg:y="0.688cm" draw:caption-point-x="-0.407cm" draw:caption-point-y="0.274cm">
              <dc:date>2022-05-25T00:00:00</dc:date>
              <text:p text:style-name="P1">======</text:p>
              <text:p text:style-name="P1">ID#AAAALfDhWcY</text:p>
              <text:p text:style-name="P1">Geoffrey Besnier <text:s text:c="3"/>(2021-02-16 15:43:32)</text:p>
              <text:p text:style-name="P1">Cf feuille de calcul "Base légale du traitement"</text:p>
            </office:annotation>
            <text:p>Base légale du traitement (article 6)</text:p>
          </table:table-cell>
          <table:table-cell table:style-name="ce18" office:value-type="string" calcext:value-type="string">
            <office:annotation draw:style-name="gr1" draw:text-style-name="P2" svg:width="5.15cm" svg:height="3.365cm" svg:x="70.85cm" svg:y="0.688cm" draw:caption-point-x="-0.407cm" draw:caption-point-y="0.274cm">
              <dc:date>2022-05-25T00:00:00</dc:date>
              <text:p text:style-name="P1">======</text:p>
              <text:p text:style-name="P1">ID#AAAALfDhWdI</text:p>
              <text:p text:style-name="P1">Geoffrey Besnier <text:s text:c="3"/>(2021-02-16 15:43:32)</text:p>
              <text:p text:style-name="P1">Pourquoi la données est-elle traitée ? A quelle fin ?</text:p>
            </office:annotation>
            <text:p>Finalité du traitement</text:p>
          </table:table-cell>
          <table:table-cell table:style-name="ce19" office:value-type="string" calcext:value-type="string">
            <office:annotation draw:style-name="gr1" draw:text-style-name="P2" svg:width="4.63cm" svg:height="3.365cm" svg:x="76.212cm" svg:y="0.688cm" draw:caption-point-x="-0.407cm" draw:caption-point-y="0.274cm">
              <dc:date>2022-05-25T00:00:00</dc:date>
              <text:p text:style-name="P1">======</text:p>
              <text:p text:style-name="P1">ID#AAAALfDhWcw</text:p>
              <text:p text:style-name="P1">Geoffrey Besnier <text:s text:c="3"/>(2021-02-16 15:43:32)</text:p>
              <text:p text:style-name="P1">Combien de temps la donnée sera-t-elle conservée ?</text:p>
            </office:annotation>
            <text:p>Temps de conservation</text:p>
          </table:table-cell>
          <table:table-cell table:style-name="ce19" office:value-type="string" calcext:value-type="string">
            <office:annotation draw:style-name="gr1" draw:text-style-name="P2" svg:width="3.81cm" svg:height="8.789cm" svg:x="79.493cm" svg:y="0.688cm" draw:caption-point-x="-0.407cm" draw:caption-point-y="0.274cm">
              <dc:date>2022-05-25T00:00:00</dc:date>
              <text:p text:style-name="P1">======</text:p>
              <text:p text:style-name="P1">ID#AAAALfDhWdQ</text:p>
              <text:p text:style-name="P1">Geoffrey Besnier <text:s text:c="3"/>(2021-02-16 15:43:32)</text:p>
              <text:p text:style-name="P1">A l'issue de la période de conservation prévue, la donnée est-elle supprimée/archivée/anonymisée ?</text:p>
              <text:p text:style-name="P1">Il est possible de renvoyer à un texte de politique interne de destruction des données.</text:p>
            </office:annotation>
            <text:p>e. Modalité de destruction/archivage/anonymisation de la données personnelles</text:p>
          </table:table-cell>
          <table:table-cell table:style-name="ce19" office:value-type="string" calcext:value-type="string">
            <office:annotation draw:style-name="gr1" draw:text-style-name="P2" svg:width="3.81cm" svg:height="4.721cm" svg:x="88.243cm" svg:y="0.688cm" draw:caption-point-x="-0.407cm" draw:caption-point-y="0.274cm">
              <dc:date>2022-05-25T00:00:00</dc:date>
              <text:p text:style-name="P1">======</text:p>
              <text:p text:style-name="P1">ID#AAAALfDhWdk</text:p>
              <text:p text:style-name="P1">Geoffrey Besnier <text:s text:c="3"/>(2021-02-16 15:43:32)</text:p>
              <text:p text:style-name="P1">Comment la personne concernée peut-elle excercer ses droits ?</text:p>
            </office:annotation>
            <text:p>f. Justifier les droits accès, modification, suppression de l’utilisateur. Hors cas où la loi nous impose de ne pas altérer ces données personnelles.</text:p>
          </table:table-cell>
          <table:table-cell table:style-name="ce19" office:value-type="string" calcext:value-type="string">
            <office:annotation draw:style-name="gr1" draw:text-style-name="P2" svg:width="4.762cm" svg:height="3.365cm" svg:x="94.313cm" svg:y="0.688cm" draw:caption-point-x="-0.407cm" draw:caption-point-y="0.274cm">
              <dc:date>2022-05-25T00:00:00</dc:date>
              <text:p text:style-name="P1">======</text:p>
              <text:p text:style-name="P1">ID#AAAALfDhWdg</text:p>
              <text:p text:style-name="P1">Geoffrey Besnier <text:s text:c="3"/>(2021-02-16 15:43:32)</text:p>
              <text:p text:style-name="P1">Comment le consentement est recueilli et stocké.</text:p>
            </office:annotation>
            <text:p>g. Documenter le recueil du consentement (si applicable)</text:p>
          </table:table-cell>
          <table:table-cell table:style-name="ce19" office:value-type="string" calcext:value-type="string">
            <office:annotation draw:style-name="gr1" draw:text-style-name="P2" svg:width="5.15cm" svg:height="3.365cm" svg:x="98.123cm" svg:y="0.688cm" draw:caption-point-x="-0.407cm" draw:caption-point-y="0.274cm">
              <dc:date>2022-05-25T00:00:00</dc:date>
              <text:p text:style-name="P1">======</text:p>
              <text:p text:style-name="P1">ID#AAAALfDhWdU</text:p>
              <text:p text:style-name="P1">Geoffrey Besnier <text:s text:c="3"/>(2021-02-16 15:43:32)</text:p>
              <text:p text:style-name="P1">Où est stocké la preuve du consentement (si applicable)</text:p>
            </office:annotation>
            <text:p>h. Localiser le consentement</text:p>
            <text:p>(si applicable)</text:p>
          </table:table-cell>
          <table:table-cell table:style-name="ce19" office:value-type="string" calcext:value-type="string">
            <office:annotation draw:style-name="gr1" draw:text-style-name="P2" svg:width="5.15cm" svg:height="4.721cm" svg:x="100.804cm" svg:y="0.688cm" draw:caption-point-x="-0.407cm" draw:caption-point-y="0.274cm">
              <dc:date>2022-05-25T00:00:00</dc:date>
              <text:p text:style-name="P1">======</text:p>
              <text:p text:style-name="P1">ID#AAAALfDhWdo</text:p>
              <text:p text:style-name="P1">Geoffrey Besnier <text:s text:c="3"/>(2021-02-16 15:43:32)</text:p>
              <text:p text:style-name="P1">La preuve de consentement constitue une données personnelle en soi qu'il faut détruire/archiver ou anonymiser à terme.</text:p>
            </office:annotation>
            <text:p>i. Modalité de destruction/archivage/anonymisation du consentement</text:p>
            <text:p>(si applicable)</text:p>
          </table:table-cell>
          <table:table-cell table:style-name="ce20" office:value-type="string" calcext:value-type="string">
            <office:annotation draw:style-name="gr1" draw:text-style-name="P2" svg:width="5.15cm" svg:height="5.173cm" svg:x="103.485cm" svg:y="0.688cm" draw:caption-point-x="-0.407cm" draw:caption-point-y="0.274cm">
              <dc:date>2022-05-25T00:00:00</dc:date>
              <text:p text:style-name="P1">======</text:p>
              <text:p text:style-name="P1">ID#AAAALfDhWcM</text:p>
              <text:p text:style-name="P1">Geoffrey Besnier <text:s text:c="3"/>(2021-02-16 15:43:32)</text:p>
              <text:p text:style-name="P1">Les données personnelles sont elles envoyées à une organisation tierce ? Sous-traitants, clients, etc. La/les nommer si oui.</text:p>
            </office:annotation>
            <text:p>Transfert</text:p>
          </table:table-cell>
          <table:table-cell table:style-name="ce19" office:value-type="string" calcext:value-type="string">
            <office:annotation draw:style-name="gr1" draw:text-style-name="P2" svg:width="4.48cm" svg:height="2.913cm" svg:x="106.166cm" svg:y="0.688cm" draw:caption-point-x="-0.407cm" draw:caption-point-y="0.274cm">
              <dc:date>2022-05-25T00:00:00</dc:date>
              <text:p text:style-name="P1">======</text:p>
              <text:p text:style-name="P1">ID#AAAALfDhWck</text:p>
              <text:p text:style-name="P1">Geoffrey Besnier <text:s text:c="3"/>(2021-02-16 15:43:32)</text:p>
              <text:p text:style-name="P1">Oui/Non + Pays si oui</text:p>
            </office:annotation>
            <text:p>Transfert hors UE</text:p>
          </table:table-cell>
          <table:table-cell table:style-name="ce19" office:value-type="string" calcext:value-type="string">
            <office:annotation draw:style-name="gr1" draw:text-style-name="P2" svg:width="4.63cm" svg:height="4.269cm" svg:x="108.847cm" svg:y="0.688cm" draw:caption-point-x="-0.407cm" draw:caption-point-y="0.274cm">
              <dc:date>2022-05-25T00:00:00</dc:date>
              <text:p text:style-name="P1">======</text:p>
              <text:p text:style-name="P1">ID#AAAALfDhWdA</text:p>
              <text:p text:style-name="P1">Geoffrey Besnier <text:s text:c="3"/>(2021-02-16 15:43:32)</text:p>
              <text:p text:style-name="P1">Si pays hors-UE quelles protections (privacy shield, accord d'équivalence, clauses contractuelles types).</text:p>
            </office:annotation>
            <text:p>Garanties pour ces transferts hors UE</text:p>
            <text:p>(si applicable)</text:p>
          </table:table-cell>
          <table:table-cell table:style-name="ce20" office:value-type="string" calcext:value-type="string">
            <text:p>Traitement 1</text:p>
          </table:table-cell>
          <table:table-cell table:style-name="ce19" office:value-type="string" calcext:value-type="string">
            <text:p>Traitement 2</text:p>
          </table:table-cell>
          <table:table-cell table:style-name="ce19" office:value-type="string" calcext:value-type="string">
            <text:p>Traitement 3</text:p>
          </table:table-cell>
          <table:table-cell table:style-name="ce19" office:value-type="string" calcext:value-type="string">
            <text:p>Traitement 4</text:p>
          </table:table-cell>
          <table:table-cell table:style-name="ce19" office:value-type="string" calcext:value-type="string">
            <text:p>…</text:p>
          </table:table-cell>
          <table:table-cell table:style-name="ce20" office:value-type="string" calcext:value-type="string">
            <office:annotation draw:style-name="gr1" draw:text-style-name="P2" svg:width="5.15cm" svg:height="5.173cm" svg:x="125.534cm" svg:y="0.688cm" draw:caption-point-x="-0.407cm" draw:caption-point-y="0.274cm">
              <dc:date>2022-05-25T00:00:00</dc:date>
              <text:p text:style-name="P1">======</text:p>
              <text:p text:style-name="P1">ID#AAAALfDhWc4</text:p>
              <text:p text:style-name="P1">Geoffrey Besnier <text:s text:c="3"/>(2021-02-16 15:43:32)</text:p>
              <text:p text:style-name="P1">Oui/Non</text:p>
              <text:p text:style-name="P1">Voir https://www.cnil.fr/fr/ce-quil-faut-savoir-sur-lanalyse-dimpact-relative-la-protection-des-donnees-aipd</text:p>
            </office:annotation>
            <text:p>Nécessité d'une étude d'impact</text:p>
          </table:table-cell>
          <table:table-cell table:style-name="ce19" office:value-type="string" calcext:value-type="string">
            <text:p>Progression de l'étude d'impact</text:p>
            <text:p>(si applicable)</text:p>
          </table:table-cell>
          <table:table-cell table:style-name="ce19" office:value-type="string" calcext:value-type="string">
            <text:p>Localisation de l'étude d'impact</text:p>
            <text:p>(si applicable)</text:p>
          </table:table-cell>
          <table:table-cell table:style-name="ce22" office:value-type="string" calcext:value-type="string">
            <office:annotation draw:style-name="gr1" draw:text-style-name="P2" svg:width="4.48cm" svg:height="5.625cm" svg:x="137.318cm" svg:y="0.688cm" draw:caption-point-x="-0.407cm" draw:caption-point-y="0.274cm">
              <dc:date>2022-05-25T00:00:00</dc:date>
              <text:p text:style-name="P1">======</text:p>
              <text:p text:style-name="P1">ID#AAAALfDhWdM</text:p>
              <text:p text:style-name="P1">Geoffrey Besnier <text:s text:c="3"/>(2021-02-16 15:43:32)</text:p>
              <text:p text:style-name="P1">Décrire les mesures de sécurité telles que le cryptage, l'anonymisation, la d'accès selon les utilisateurs, les tests d'intrusions, etc.</text:p>
            </office:annotation>
            <text:p>Description des mesures de sécurité mises en place</text:p>
          </table:table-cell>
          <table:table-cell table:style-name="ce24"/>
          <table:table-cell table:style-name="ce25"/>
          <table:table-cell table:style-name="ce24" table:number-columns-repeated="987"/>
        </table:table-row>
        <table:table-row table:style-name="ro6" table:visibility="collapse">
          <table:table-cell table:style-name="ce14"/>
          <table:table-cell table:style-name="ce15" office:value-type="string" calcext:value-type="string">
            <text:p>DoggyWalkie</text:p>
          </table:table-cell>
          <table:table-cell table:style-name="ce15" office:value-type="string" calcext:value-type="string">
            <text:p>serveur</text:p>
          </table:table-cell>
          <table:table-cell table:style-name="ce15"/>
          <table:table-cell table:style-name="ce15" office:value-type="string" calcext:value-type="string">
            <text:p>sous-traitant</text:p>
          </table:table-cell>
          <table:table-cell table:style-name="ce15" office:value-type="string" calcext:value-type="string">
            <text:p>Khaled HAMADE</text:p>
          </table:table-cell>
          <table:table-cell table:style-name="ce15"/>
          <table:table-cell table:style-name="ce15" office:value-type="string" calcext:value-type="string">
            <text:p>mail</text:p>
          </table:table-cell>
          <table:table-cell table:style-name="ce15" office:value-type="string" calcext:value-type="string">
            <text:p>Avatar</text:p>
          </table:table-cell>
          <table:table-cell table:number-columns-repeated="2" table:style-name="ce15" office:value-type="string" calcext:value-type="string">
            <text:p>non</text:p>
          </table:table-cell>
          <table:table-cell table:style-name="ce15" office:value-type="string" calcext:value-type="string">
            <text:p>adresse IP</text:p>
          </table:table-cell>
          <table:table-cell table:style-name="ce15" office:value-type="string" calcext:value-type="string">
            <text:p>Commune</text:p>
          </table:table-cell>
          <table:table-cell table:style-name="ce15" office:value-type="string" calcext:value-type="string">
            <text:p>Utilisateurs de plus de 15 ans</text:p>
          </table:table-cell>
          <table:table-cell table:style-name="ce15" office:value-type="string" calcext:value-type="string">
            <text:p>Non</text:p>
          </table:table-cell>
          <table:table-cell table:style-name="ce15" table:content-validation-name="val1" office:value-type="string" calcext:value-type="string">
            <text:p>Consentement</text:p>
          </table:table-cell>
          <table:table-cell table:style-name="ce15" office:value-type="string" calcext:value-type="string">
            <text:p>Pour communiquer</text:p>
          </table:table-cell>
          <table:table-cell table:style-name="ce15" table:number-columns-repeated="7"/>
          <table:table-cell table:style-name="ce14" table:number-columns-repeated="7"/>
          <table:table-cell table:style-name="ce15"/>
          <table:table-cell table:style-name="ce14" table:number-columns-repeated="3"/>
          <table:table-cell table:number-columns-repeated="989"/>
        </table:table-row>
        <table:table-row table:style-name="ro6" table:visibility="collapse">
          <table:table-cell table:style-name="ce14"/>
          <table:table-cell table:style-name="ce15" office:value-type="string" calcext:value-type="string">
            <text:p>DoggyWalkie</text:p>
          </table:table-cell>
          <table:table-cell table:style-name="ce15" office:value-type="string" calcext:value-type="string">
            <text:p>serveur</text:p>
          </table:table-cell>
          <table:table-cell table:style-name="ce15"/>
          <table:table-cell table:style-name="ce15" office:value-type="string" calcext:value-type="string">
            <text:p>sous-traitant</text:p>
          </table:table-cell>
          <table:table-cell table:style-name="ce15" office:value-type="string" calcext:value-type="string">
            <text:p>Khaled HAMADE</text:p>
          </table:table-cell>
          <table:table-cell table:style-name="ce15"/>
          <table:table-cell table:style-name="ce15" office:value-type="string" calcext:value-type="string">
            <text:p>mail</text:p>
          </table:table-cell>
          <table:table-cell table:style-name="ce15" office:value-type="string" calcext:value-type="string">
            <text:p>Photo de chiens</text:p>
          </table:table-cell>
          <table:table-cell table:style-name="ce14" table:number-columns-repeated="5"/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Consentement</text:p>
          </table:table-cell>
          <table:table-cell table:style-name="ce14" table:number-columns-repeated="19"/>
          <table:table-cell table:number-columns-repeated="989"/>
        </table:table-row>
        <table:table-row table:style-name="ro6">
          <table:table-cell table:style-name="ce15"/>
          <table:table-cell table:style-name="ce14" office:value-type="string" calcext:value-type="string">
            <text:p>Donnée information de compte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/>
          <table:table-cell table:style-name="ce14" office:value-type="string" calcext:value-type="string">
            <text:p>Donnée de connexion</text:p>
          </table:table-cell>
          <table:table-cell table:style-name="ce14" office:value-type="string" calcext:value-type="string">
            <text:p>Email, Username</text:p>
          </table:table-cell>
          <table:table-cell table:number-columns-repeated="2" table:style-name="ce14" office:value-type="string" calcext:value-type="string">
            <text:p>non</text:p>
          </table:table-cell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Utilisateurs</text:p>
          </table:table-cell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Nécessaire à l'enregistrement et connexion des utilisateurs</text:p>
          </table:table-cell>
          <table:table-cell table:style-name="ce14" office:value-type="string" calcext:value-type="string">
            <text:p>Nécessaire à l'utilisation de l'application</text:p>
          </table:table-cell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rchivag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office:value-type="string" calcext:value-type="string">
            <text:p>Collecte/enregistrement</text:p>
          </table:table-cell>
          <table:table-cell table:style-name="ce14" office:value-type="string" calcext:value-type="string">
            <text:p>stockage</text:p>
          </table:table-cell>
          <table:table-cell table:style-name="ce14" table:number-columns-repeated="3"/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Fini</text:p>
          </table:table-cell>
          <table:table-cell table:style-name="ce14" office:value-type="string" calcext:value-type="string">
            <text:p>siège</text:p>
          </table:table-cell>
          <table:table-cell table:style-name="ce14" office:value-type="string" calcext:value-type="string">
            <text:p>sauvegarde des données, encription des mdp. Le salage.</text:p>
          </table:table-cell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Données information message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/>
          <table:table-cell table:style-name="ce14" office:value-type="string" calcext:value-type="string">
            <text:p>métadonnée de communication</text:p>
          </table:table-cell>
          <table:table-cell table:style-name="ce14" office:value-type="string" calcext:value-type="string">
            <text:p>texte images vidéos</text:p>
          </table:table-cell>
          <table:table-cell table:style-name="ce14" table:number-columns-repeated="5"/>
          <table:table-cell table:style-name="ce14" office:value-type="string" calcext:value-type="string">
            <text:p>Oui</text:p>
          </table:table-cell>
          <table:table-cell table:style-name="ce14" table:content-validation-name="val1" office:value-type="string" calcext:value-type="string">
            <text:p>Nécessaire</text:p>
          </table:table-cell>
          <table:table-cell table:style-name="ce14" office:value-type="string" calcext:value-type="string">
            <text:p>Nécessaire à l'utilisation de l'application</text:p>
          </table:table-cell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rchivag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office:value-type="string" calcext:value-type="string">
            <text:p>Collecte</text:p>
          </table:table-cell>
          <table:table-cell table:style-name="ce14" office:value-type="string" calcext:value-type="string">
            <text:p>traitement d'afichage</text:p>
          </table:table-cell>
          <table:table-cell table:style-name="ce14" office:value-type="string" calcext:value-type="string">
            <text:p>archivée</text:p>
          </table:table-cell>
          <table:table-cell table:style-name="ce14" table:number-columns-repeated="2"/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Fin</text:p>
          </table:table-cell>
          <table:table-cell table:style-name="ce14" office:value-type="string" calcext:value-type="string">
            <text:p>siège</text:p>
          </table:table-cell>
          <table:table-cell table:style-name="ce14" office:value-type="string" calcext:value-type="string">
            <text:p>sauvegarde des données</text:p>
          </table:table-cell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Contact de l'utilisateur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/>
          <table:table-cell table:style-name="ce14" office:value-type="string" calcext:value-type="string">
            <text:p>Vie personnel, contact</text:p>
          </table:table-cell>
          <table:table-cell table:style-name="ce14" office:value-type="string" calcext:value-type="string">
            <text:p>Nom, prénom, numéro de tel, email</text:p>
          </table:table-cell>
          <table:table-cell table:style-name="ce14" table:number-columns-repeated="5"/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Consentement</text:p>
          </table:table-cell>
          <table:table-cell table:style-name="ce14" office:value-type="string" calcext:value-type="string">
            <text:p>Echange plus facile avec les contacts de l'utilisateur</text:p>
          </table:table-cell>
          <table:table-cell table:style-name="ce14" office:value-type="string" calcext:value-type="string">
            <text:p>Donnée non stockées traitées de façon temporaire pour créer des valeurs de hachage cryptographique</text:p>
          </table:table-cell>
          <table:table-cell table:style-name="ce14" office:value-type="string" calcext:value-type="string">
            <text:p>Destruction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office:value-type="string" calcext:value-type="string">
            <text:p>Collecte</text:p>
          </table:table-cell>
          <table:table-cell table:style-name="ce14" office:value-type="string" calcext:value-type="string">
            <text:p>traitement</text:p>
          </table:table-cell>
          <table:table-cell table:style-name="ce14" office:value-type="string" calcext:value-type="string">
            <text:p>destruction</text:p>
          </table:table-cell>
          <table:table-cell table:style-name="ce14" table:number-columns-repeated="2"/>
          <table:table-cell table:style-name="ce14" office:value-type="string" calcext:value-type="string">
            <text:p>Oui</text:p>
          </table:table-cell>
          <table:table-cell table:style-name="ce14" office:value-type="string" calcext:value-type="string">
            <text:p>Fin</text:p>
          </table:table-cell>
          <table:table-cell table:style-name="ce14" office:value-type="string" calcext:value-type="string">
            <text:p>siège</text:p>
          </table:table-cell>
          <table:table-cell table:style-name="ce14" office:value-type="string" calcext:value-type="string">
            <text:p>Sauvegarde des données</text:p>
          </table:table-cell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information du statut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 table:number-columns-repeated="8"/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Consentement libre</text:p>
          </table:table-cell>
          <table:table-cell table:style-name="ce14" office:value-type="string" calcext:value-type="string">
            <text:p>aucun</text:p>
          </table:table-cell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rchivag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table:number-columns-repeated="5"/>
          <table:table-cell table:style-name="ce14" office:value-type="string" calcext:value-type="string">
            <text:p>Oui</text:p>
          </table:table-cell>
          <table:table-cell table:style-name="ce14" table:number-columns-repeated="3"/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transfert de fichier media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/>
          <table:table-cell table:style-name="ce14" office:value-type="string" calcext:value-type="string">
            <text:p>images, vidéos</text:p>
          </table:table-cell>
          <table:table-cell table:style-name="ce14" office:value-type="string" calcext:value-type="string">
            <text:p>Oui</text:p>
          </table:table-cell>
          <table:table-cell table:style-name="ce14" table:number-columns-repeated="5"/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Nécéssaire</text:p>
          </table:table-cell>
          <table:table-cell table:style-name="ce14"/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rchivag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Destruction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table:number-columns-repeated="9"/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informations relatives à l'utilisation de la connexion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/>
          <table:table-cell table:style-name="ce14" office:value-type="string" calcext:value-type="string">
            <text:p>activite intéraction</text:p>
          </table:table-cell>
          <table:table-cell table:style-name="ce14" office:value-type="string" calcext:value-type="string">
            <text:p>Temps d'utilisations, heure, diagnostique, incident</text:p>
          </table:table-cell>
          <table:table-cell table:style-name="ce14" table:number-columns-repeated="5"/>
          <table:table-cell table:style-name="ce14" office:value-type="string" calcext:value-type="string">
            <text:p>Non</text:p>
          </table:table-cell>
          <table:table-cell table:style-name="ce14" table:content-validation-name="val1" office:value-type="string" calcext:value-type="string">
            <text:p>Nécéssaire</text:p>
          </table:table-cell>
          <table:table-cell table:style-name="ce14"/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rchivag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table:number-columns-repeated="9"/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information sur l'appareil et données</text:p>
          </table:table-cell>
          <table:table-cell table:style-name="ce14" office:value-type="string" calcext:value-type="string">
            <text:p>serveur</text:p>
          </table:table-cell>
          <table:table-cell table:style-name="ce14" table:number-columns-repeated="2"/>
          <table:table-cell table:style-name="ce15" office:value-type="string" calcext:value-type="string">
            <text:p>Khaled HAMADE</text:p>
          </table:table-cell>
          <table:table-cell table:style-name="ce14" table:number-columns-repeated="2"/>
          <table:table-cell table:style-name="ce14" office:value-type="string" calcext:value-type="string">
            <text:p>Modèle de matériel, informations sur le systeme d'exploitation, la version de l'application, information du navigateur, les données de connexion, FAI</text:p>
          </table:table-cell>
          <table:table-cell table:style-name="ce14" table:number-columns-repeated="5"/>
          <table:table-cell table:style-name="ce14" office:value-type="string" calcext:value-type="string">
            <text:p>Non</text:p>
          </table:table-cell>
          <table:table-cell table:style-name="ce14" table:content-validation-name="val1"/>
          <table:table-cell table:style-name="ce14"/>
          <table:table-cell table:style-name="ce14" office:value-type="string" calcext:value-type="string">
            <text:p>1 an si compte inactif</text:p>
          </table:table-cell>
          <table:table-cell table:style-name="ce14" office:value-type="string" calcext:value-type="string">
            <text:p>Anonyme</text:p>
          </table:table-cell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table:number-columns-repeated="9"/>
          <table:table-cell table:number-columns-repeated="989"/>
        </table:table-row>
        <table:table-row table:style-name="ro6">
          <table:table-cell table:style-name="ce14"/>
          <table:table-cell table:style-name="ce14" office:value-type="string" calcext:value-type="string">
            <text:p>Messages non transmis</text:p>
          </table:table-cell>
          <table:table-cell table:style-name="ce14" office:value-type="string" calcext:value-type="string">
            <text:p>Base de donnée numériques</text:p>
          </table:table-cell>
          <table:table-cell table:style-name="ce14"/>
          <table:table-cell table:style-name="ce14" office:value-type="string" calcext:value-type="string">
            <text:p>Responsabilité du traitement</text:p>
          </table:table-cell>
          <table:table-cell table:style-name="ce14" table:number-columns-repeated="2"/>
          <table:table-cell table:style-name="ce14" office:value-type="string" calcext:value-type="string">
            <text:p>métadonnée de communication</text:p>
          </table:table-cell>
          <table:table-cell table:style-name="ce14" office:value-type="string" calcext:value-type="string">
            <text:p>texte images vidéos</text:p>
          </table:table-cell>
          <table:table-cell table:style-name="ce14" office:value-type="string" calcext:value-type="string">
            <text:p>oui 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office:value-type="string" calcext:value-type="string">
            <text:p>Utilisateurs de plus de 15 ans</text:p>
          </table:table-cell>
          <table:table-cell table:style-name="ce14"/>
          <table:table-cell table:style-name="ce14" table:content-validation-name="val1"/>
          <table:table-cell table:style-name="ce14"/>
          <table:table-cell table:style-name="ce14" office:value-type="string" calcext:value-type="string">
            <text:p>1 an si compte inactif</text:p>
          </table:table-cell>
          <table:table-cell table:style-name="ce14"/>
          <table:table-cell table:style-name="ce14" office:value-type="string" calcext:value-type="string">
            <text:p>Mail envoyé à l'adresse 'rgpd@doggywalkie.fr avec réponse sous 48h et suppresssion sous 30j</text:p>
          </table:table-cell>
          <table:table-cell table:style-name="ce14" office:value-type="string" calcext:value-type="string">
            <text:p>Via les conditions d'utilisations lu et approuvé lors de l'inscription</text:p>
          </table:table-cell>
          <table:table-cell table:style-name="ce14" office:value-type="string" calcext:value-type="string">
            <text:p>Table 'Date' dans la base de donnée</text:p>
          </table:table-cell>
          <table:table-cell table:style-name="ce14" office:value-type="string" calcext:value-type="string">
            <text:p>Archivage</text:p>
          </table:table-cell>
          <table:table-cell table:number-columns-repeated="3" table:style-name="ce14" office:value-type="string" calcext:value-type="string">
            <text:p>Non</text:p>
          </table:table-cell>
          <table:table-cell table:style-name="ce14" table:number-columns-repeated="9"/>
          <table:table-cell table:number-columns-repeated="989"/>
        </table:table-row>
        <table:table-row table:style-name="ro6" table:number-rows-repeated="9">
          <table:table-cell table:style-name="ce14" table:number-columns-repeated="15"/>
          <table:table-cell table:style-name="ce14" table:content-validation-name="val1"/>
          <table:table-cell table:style-name="ce14" table:number-columns-repeated="19"/>
          <table:table-cell table:number-columns-repeated="989"/>
        </table:table-row>
        <table:table-row table:style-name="ro2" table:number-rows-repeated="25">
          <table:table-cell table:style-name="ce14" table:number-columns-repeated="15"/>
          <table:table-cell table:style-name="ce14" table:content-validation-name="val1"/>
          <table:table-cell table:style-name="ce14" table:number-columns-repeated="19"/>
          <table:table-cell table:number-columns-repeated="989"/>
        </table:table-row>
        <table:table-row table:style-name="ro2" table:number-rows-repeated="171">
          <table:table-cell table:style-name="ce14" table:number-columns-repeated="35"/>
          <table:table-cell table:number-columns-repeated="989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gistres 1" table:style-name="ta3">
        <office:forms form:automatic-focus="false" form:apply-design-mode="false"/>
        <table:table-column table:style-name="co1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number-columns-repeated="3" table:default-cell-style-name="ce16"/>
        <table:table-column table:style-name="co11" table:default-cell-style-name="ce16"/>
        <table:table-column table:style-name="co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21" table:default-cell-style-name="ce16"/>
        <table:table-column table:style-name="co17" table:default-cell-style-name="ce16"/>
        <table:table-column table:style-name="co1" table:number-columns-repeated="4" table:default-cell-style-name="ce16"/>
        <table:table-column table:style-name="co14" table:default-cell-style-name="ce16"/>
        <table:table-column table:style-name="co1" table:number-columns-repeated="7" table:default-cell-style-name="ce16"/>
        <table:table-column table:style-name="co18" table:default-cell-style-name="ce16"/>
        <table:table-column table:style-name="co1" table:default-cell-style-name="ce16"/>
        <table:table-column table:style-name="co19" table:default-cell-style-name="ce16"/>
        <table:table-column table:style-name="co1" table:number-columns-repeated="18" table:default-cell-style-name="ce16"/>
        <table:table-column table:style-name="co3" table:number-columns-repeated="969" table:default-cell-style-name="ce16"/>
        <table:table-row table:style-name="ro4">
          <table:table-cell table:style-name="ce26" office:value-type="string" calcext:value-type="string" table:number-columns-spanned="4" table:number-rows-spanned="1">
            <text:p>Identification des données</text:p>
          </table:table-cell>
          <table:covered-table-cell table:number-columns-repeated="3" table:style-name="ce29"/>
          <table:table-cell table:style-name="ce26" office:value-type="string" calcext:value-type="string" table:number-columns-spanned="3" table:number-rows-spanned="1">
            <text:p>Responsabilité du traitement et sous traitance</text:p>
          </table:table-cell>
          <table:covered-table-cell table:number-columns-repeated="2" table:style-name="ce29"/>
          <table:table-cell table:style-name="ce26" office:value-type="string" calcext:value-type="string" table:number-columns-spanned="8" table:number-rows-spanned="1">
            <text:p>Typologie de données</text:p>
          </table:table-cell>
          <table:covered-table-cell table:number-columns-repeated="7" table:style-name="ce29"/>
          <table:table-cell table:style-name="ce26" office:value-type="string" calcext:value-type="string" table:number-columns-spanned="8" table:number-rows-spanned="1">
            <text:p>Obligations liées au traitement</text:p>
          </table:table-cell>
          <table:covered-table-cell table:number-columns-repeated="7" table:style-name="ce29"/>
          <table:table-cell table:style-name="ce26" office:value-type="string" calcext:value-type="string" table:number-columns-spanned="3" table:number-rows-spanned="1">
            <text:p>Transferts</text:p>
          </table:table-cell>
          <table:covered-table-cell table:number-columns-repeated="2" table:style-name="ce29"/>
          <table:table-cell table:style-name="ce26" office:value-type="string" calcext:value-type="string" table:number-columns-spanned="5" table:number-rows-spanned="1">
            <office:annotation draw:style-name="gr2" draw:text-style-name="P2" svg:width="10.724cm" svg:height="7.329cm" svg:x="116.75cm" svg:y="1.217cm" draw:caption-point-x="10.317cm" draw:caption-point-y="-1.207cm">
              <dc:date>2022-05-25T00:00:00</dc:date>
              <text:p text:style-name="P1">======</text:p>
              <text:p text:style-name="P1">ID#AAAALfDhWds</text:p>
              <text:p text:style-name="P1">Geoffrey Besnier <text:s text:c="3"/>(2021-02-16 15:43:32)</text:p>
              <text:p text:style-name="P1">Lister chaque traitement appliqué au type/groupe de données objet de chacune des lignes.</text:p>
            </office:annotation>
            <text:p>Liste des traitements</text:p>
          </table:table-cell>
          <table:covered-table-cell table:number-columns-repeated="4" table:style-name="ce29"/>
          <table:table-cell table:style-name="ce26" office:value-type="string" calcext:value-type="string" table:number-columns-spanned="3" table:number-rows-spanned="1">
            <text:p>Etude d'impact</text:p>
          </table:table-cell>
          <table:covered-table-cell table:number-columns-repeated="2" table:style-name="ce29"/>
          <table:table-cell table:style-name="ce31" office:value-type="string" calcext:value-type="string">
            <text:p>Sécurité</text:p>
          </table:table-cell>
          <table:table-cell table:style-name="ce23" table:number-columns-repeated="989"/>
        </table:table-row>
        <table:table-row table:style-name="ro5">
          <table:table-cell table:style-name="ce27" office:value-type="string" calcext:value-type="string">
            <text:p>Observation</text:p>
          </table:table-cell>
          <table:table-cell table:style-name="ce27" office:value-type="string" calcext:value-type="string">
            <office:annotation draw:style-name="gr3" draw:text-style-name="P2" svg:width="17.886cm" svg:height="4.71cm" svg:x="9.463cm" svg:y="4.815cm" draw:caption-point-x="-0.407cm" draw:caption-point-y="-3.853cm">
              <dc:date>2022-05-25T00:00:00</dc:date>
              <text:p text:style-name="P1">======</text:p>
              <text:p text:style-name="P1">ID#AAAALfDhWdw</text:p>
              <text:p text:style-name="P1">Geoffrey Besnier <text:s text:c="3"/>(2021-02-16 15:43:32)</text:p>
              <text:p text:style-name="P1">nom (arbitraire) de la donnée ou base de données</text:p>
            </office:annotation>
            <text:p>Donnée(s)</text:p>
          </table:table-cell>
          <table:table-cell table:style-name="ce27" office:value-type="string" calcext:value-type="string">
            <office:annotation draw:style-name="gr3" draw:text-style-name="P2" svg:width="19.156cm" svg:height="4.71cm" svg:x="12.532cm" svg:y="4.815cm" draw:caption-point-x="-0.407cm" draw:caption-point-y="-3.853cm">
              <dc:date>2022-05-25T00:00:00</dc:date>
              <text:p text:style-name="P1">======</text:p>
              <text:p text:style-name="P1">ID#AAAALfDhWdY</text:p>
              <text:p text:style-name="P1">Geoffrey Besnier <text:s text:c="3"/>(2021-02-16 15:43:32)</text:p>
              <text:p text:style-name="P1">Localisation numérique et/ou physique</text:p>
            </office:annotation>
            <text:p>localisation</text:p>
          </table:table-cell>
          <table:table-cell table:style-name="ce27" office:value-type="string" calcext:value-type="string">
            <text:p>Sous-localisation</text:p>
          </table:table-cell>
          <table:table-cell table:style-name="ce27" office:value-type="string" calcext:value-type="string">
            <office:annotation draw:style-name="gr3" draw:text-style-name="P2" svg:width="22.756cm" svg:height="4.71cm" svg:x="21.457cm" svg:y="4.815cm" draw:caption-point-x="-0.407cm" draw:caption-point-y="-3.853cm">
              <dc:date>2022-05-25T00:00:00</dc:date>
              <text:p text:style-name="P1">======</text:p>
              <text:p text:style-name="P1">ID#AAAALfDhWc8</text:p>
              <text:p text:style-name="P1">Geoffrey Besnier <text:s text:c="3"/>(2021-02-16 15:43:32)</text:p>
              <text:p text:style-name="P1">Indiquer si l'entreprise agit en qualité de responsable de traitement ou de sous-traitant</text:p>
            </office:annotation>
            <text:p>Agit comme responsable de traitement / sous-traitant</text:p>
          </table:table-cell>
          <table:table-cell table:style-name="ce27" office:value-type="string" calcext:value-type="string">
            <text:p>Nom et contact du responsable ou co-responsable de traitement</text:p>
          </table:table-cell>
          <table:table-cell table:style-name="ce27" office:value-type="string" calcext:value-type="string">
            <office:annotation draw:style-name="gr3" draw:text-style-name="P2" svg:width="17.887cm" svg:height="4.71cm" svg:x="31.688cm" svg:y="4.815cm" draw:caption-point-x="-0.407cm" draw:caption-point-y="-3.853cm">
              <dc:date>2022-05-25T00:00:00</dc:date>
              <text:p text:style-name="P1">======</text:p>
              <text:p text:style-name="P1">ID#AAAALfDhWco</text:p>
              <text:p text:style-name="P1">Geoffrey Besnier <text:s text:c="3"/>(2021-02-16 15:43:32)</text:p>
              <text:p text:style-name="P1">Une partie du traitement de données est-il sous-traité ? Ex : développeur freelance / prestataire de mailing</text:p>
            </office:annotation>
            <text:p>Recours à un sous-traitant (nom)</text:p>
          </table:table-cell>
          <table:table-cell table:style-name="ce27" office:value-type="string" calcext:value-type="string">
            <office:annotation draw:style-name="gr4" draw:text-style-name="P2" svg:width="15.771cm" svg:height="5.689cm" svg:x="36.486cm" svg:y="4.815cm" draw:caption-point-x="-0.407cm" draw:caption-point-y="-3.853cm">
              <dc:date>2022-05-25T00:00:00</dc:date>
              <text:p text:style-name="P1">======</text:p>
              <text:p text:style-name="P1">ID#AAAALfDhWc0</text:p>
              <text:p text:style-name="P1">Geoffrey Besnier <text:s text:c="3"/>(2021-02-16 15:43:32)</text:p>
              <text:p text:style-name="P1">Voir typologie dans feuille de calcul "Types de données"</text:p>
              <text:p text:style-name="P1">Rajouter des types de données si besoin. Ex: métadonnées de communication pour un service de messagerie.</text:p>
            </office:annotation>
            <text:p>Type de données personnelles</text:p>
          </table:table-cell>
          <table:table-cell table:style-name="ce27" office:value-type="string" calcext:value-type="string">
            <office:annotation draw:style-name="gr3" draw:text-style-name="P2" svg:width="10.901cm" svg:height="4.71cm" svg:x="44.213cm" svg:y="4.815cm" draw:caption-point-x="-0.407cm" draw:caption-point-y="-3.853cm">
              <dc:date>2022-05-25T00:00:00</dc:date>
              <text:p text:style-name="P1">======</text:p>
              <text:p text:style-name="P1">ID#AAAALfDhWcc</text:p>
              <text:p text:style-name="P1">Geoffrey Besnier <text:s text:c="3"/>(2021-02-16 15:43:32)</text:p>
              <text:p text:style-name="P1">Oui/Non + détails (nom, prénom, photo, etc.)</text:p>
            </office:annotation>
            <text:p>Identité, données publiques, images</text:p>
          </table:table-cell>
          <table:table-cell table:style-name="ce27" office:value-type="string" calcext:value-type="string">
            <office:annotation draw:style-name="gr3" draw:text-style-name="P2" svg:width="10.901cm" svg:height="4.71cm" svg:x="46.894cm" svg:y="4.815cm" draw:caption-point-x="-0.407cm" draw:caption-point-y="-3.853cm">
              <dc:date>2022-05-25T00:00:00</dc:date>
              <text:p text:style-name="P1">======</text:p>
              <text:p text:style-name="P1">ID#AAAALfDhWcU</text:p>
              <text:p text:style-name="P1">Geoffrey Besnier <text:s text:c="3"/>(2021-02-16 15:43:32)</text:p>
              <text:p text:style-name="P1">Oui/Non + détails</text:p>
            </office:annotation>
            <text:p>Vie personnelle</text:p>
          </table:table-cell>
          <table:table-cell table:style-name="ce27" office:value-type="string" calcext:value-type="string">
            <office:annotation draw:style-name="gr3" draw:text-style-name="P2" svg:width="10.901cm" svg:height="4.71cm" svg:x="49.575cm" svg:y="4.815cm" draw:caption-point-x="-0.407cm" draw:caption-point-y="-3.853cm">
              <dc:date>2022-05-25T00:00:00</dc:date>
              <text:p text:style-name="P1">======</text:p>
              <text:p text:style-name="P1">ID#AAAALfDhWcg</text:p>
              <text:p text:style-name="P1">Geoffrey Besnier <text:s text:c="3"/>(2021-02-16 15:43:32)</text:p>
              <text:p text:style-name="P1">Oui/Non + détails</text:p>
            </office:annotation>
            <text:p>Information pédagogique</text:p>
          </table:table-cell>
          <table:table-cell table:style-name="ce27" office:value-type="string" calcext:value-type="string">
            <office:annotation draw:style-name="gr3" draw:text-style-name="P2" svg:width="13.758cm" svg:height="4.71cm" svg:x="52.257cm" svg:y="4.815cm" draw:caption-point-x="-0.407cm" draw:caption-point-y="-3.853cm">
              <dc:date>2022-05-25T00:00:00</dc:date>
              <text:p text:style-name="P1">======</text:p>
              <text:p text:style-name="P1">ID#AAAALfDhWdc</text:p>
              <text:p text:style-name="P1">Geoffrey Besnier <text:s text:c="3"/>(2021-02-16 15:43:32)</text:p>
              <text:p text:style-name="P1">Oui/Non + détails</text:p>
            </office:annotation>
            <text:p>Données de connexion</text:p>
          </table:table-cell>
          <table:table-cell table:style-name="ce27" office:value-type="string" calcext:value-type="string">
            <office:annotation draw:style-name="gr3" draw:text-style-name="P2" svg:width="15.736cm" svg:height="4.71cm" svg:x="55.114cm" svg:y="4.815cm" draw:caption-point-x="-0.407cm" draw:caption-point-y="-3.853cm">
              <dc:date>2022-05-25T00:00:00</dc:date>
              <text:p text:style-name="P1">======</text:p>
              <text:p text:style-name="P1">ID#AAAALfDhWcQ</text:p>
              <text:p text:style-name="P1">Geoffrey Besnier <text:s text:c="3"/>(2021-02-16 15:43:32)</text:p>
              <text:p text:style-name="P1">Oui/Non + détails</text:p>
            </office:annotation>
            <text:p>Données de géolocalisation</text:p>
          </table:table-cell>
          <table:table-cell table:style-name="ce27" office:value-type="string" calcext:value-type="string">
            <office:annotation draw:style-name="gr3" draw:text-style-name="P2" svg:width="22.476cm" svg:height="4.71cm" svg:x="57.795cm" svg:y="4.815cm" draw:caption-point-x="-0.407cm" draw:caption-point-y="-3.853cm">
              <dc:date>2022-05-25T00:00:00</dc:date>
              <text:p text:style-name="P1">======</text:p>
              <text:p text:style-name="P1">ID#AAAAMdWIDRY</text:p>
              <text:p text:style-name="P1">Geoffrey Besnier <text:s text:c="3"/>(2021-06-03 15:29:12)</text:p>
              <text:p text:style-name="P1">Personnes auxquelles sont relatives les données concernées par le traitement. Exemple : employés; clients de l'entreprises X; prospects, etc.</text:p>
            </office:annotation>
            <text:p>Catégories de personnes concernées</text:p>
          </table:table-cell>
          <table:table-cell table:style-name="ce27" office:value-type="string" calcext:value-type="string">
            <office:annotation draw:style-name="gr3" draw:text-style-name="P2" svg:width="23.076cm" svg:height="4.71cm" svg:x="60.476cm" svg:y="4.815cm" draw:caption-point-x="-0.407cm" draw:caption-point-y="-3.853cm">
              <dc:date>2022-05-25T00:00:00</dc:date>
              <text:p text:style-name="P1">======</text:p>
              <text:p text:style-name="P1">ID#AAAALfDhWcs</text:p>
              <text:p text:style-name="P1">Geoffrey Besnier <text:s text:c="3"/>(2021-02-16 15:43:32)</text:p>
              <text:p text:style-name="P1">Oui/non + type de données sensibles. Voir typologie dans la feuille de calcul "Types de données"</text:p>
            </office:annotation>
            <text:p>Données Sensibles <text:s/>(catégories prévues à l'article 9 ou personnes mineures)</text:p>
          </table:table-cell>
          <table:table-cell table:style-name="ce27" office:value-type="string" calcext:value-type="string">
            <office:annotation draw:style-name="gr3" draw:text-style-name="P2" svg:width="26.287cm" svg:height="4.71cm" svg:x="66.015cm" svg:y="4.815cm" draw:caption-point-x="-0.407cm" draw:caption-point-y="-3.853cm">
              <dc:date>2022-05-25T00:00:00</dc:date>
              <text:p text:style-name="P1">======</text:p>
              <text:p text:style-name="P1">ID#AAAALfDhWcY</text:p>
              <text:p text:style-name="P1">Geoffrey Besnier <text:s text:c="3"/>(2021-02-16 15:43:32)</text:p>
              <text:p text:style-name="P1">Cf feuille de calcul "Base légale du traitement"</text:p>
            </office:annotation>
            <text:p>Base légale du traitement (article 6)</text:p>
          </table:table-cell>
          <table:table-cell table:style-name="ce27" office:value-type="string" calcext:value-type="string">
            <office:annotation draw:style-name="gr3" draw:text-style-name="P2" svg:width="28.084cm" svg:height="4.71cm" svg:x="70.85cm" svg:y="4.815cm" draw:caption-point-x="-0.407cm" draw:caption-point-y="-3.853cm">
              <dc:date>2022-05-25T00:00:00</dc:date>
              <text:p text:style-name="P1">======</text:p>
              <text:p text:style-name="P1">ID#AAAALfDhWdI</text:p>
              <text:p text:style-name="P1">Geoffrey Besnier <text:s text:c="3"/>(2021-02-16 15:43:32)</text:p>
              <text:p text:style-name="P1">Pourquoi la données est-elle traitée ? A quelle fin ?</text:p>
            </office:annotation>
            <text:p>Finalité du traitement</text:p>
          </table:table-cell>
          <table:table-cell table:style-name="ce27" office:value-type="string" calcext:value-type="string">
            <office:annotation draw:style-name="gr3" draw:text-style-name="P2" svg:width="22.473cm" svg:height="4.71cm" svg:x="80.271cm" svg:y="4.815cm" draw:caption-point-x="-0.407cm" draw:caption-point-y="-3.853cm">
              <dc:date>2022-05-25T00:00:00</dc:date>
              <text:p text:style-name="P1">======</text:p>
              <text:p text:style-name="P1">ID#AAAALfDhWcw</text:p>
              <text:p text:style-name="P1">Geoffrey Besnier <text:s text:c="3"/>(2021-02-16 15:43:32)</text:p>
              <text:p text:style-name="P1">Combien de temps la donnée sera-t-elle conservée ?</text:p>
            </office:annotation>
            <text:p>Temps de conservation</text:p>
          </table:table-cell>
          <table:table-cell table:style-name="ce27" office:value-type="string" calcext:value-type="string">
            <office:annotation draw:style-name="gr4" draw:text-style-name="P2" svg:width="21.874cm" svg:height="5.689cm" svg:x="83.552cm" svg:y="4.815cm" draw:caption-point-x="-0.407cm" draw:caption-point-y="-3.853cm">
              <dc:date>2022-05-25T00:00:00</dc:date>
              <text:p text:style-name="P1">======</text:p>
              <text:p text:style-name="P1">ID#AAAALfDhWdQ</text:p>
              <text:p text:style-name="P1">Geoffrey Besnier <text:s text:c="3"/>(2021-02-16 15:43:32)</text:p>
              <text:p text:style-name="P1">A l'issue de la période de conservation prévue, la donnée est-elle supprimée/archivée/anonymisée ?</text:p>
              <text:p text:style-name="P1">Il est possible de renvoyer à un texte de politique interne de destruction des données.</text:p>
            </office:annotation>
            <text:p>e. Modalité de destruction/archivage/anonymisation de la données personnelles</text:p>
          </table:table-cell>
          <table:table-cell table:style-name="ce27" office:value-type="string" calcext:value-type="string">
            <office:annotation draw:style-name="gr3" draw:text-style-name="P2" svg:width="15.805cm" svg:height="4.71cm" svg:x="92.302cm" svg:y="4.815cm" draw:caption-point-x="-0.407cm" draw:caption-point-y="-3.853cm">
              <dc:date>2022-05-25T00:00:00</dc:date>
              <text:p text:style-name="P1">======</text:p>
              <text:p text:style-name="P1">ID#AAAALfDhWdk</text:p>
              <text:p text:style-name="P1">Geoffrey Besnier <text:s text:c="3"/>(2021-02-16 15:43:32)</text:p>
              <text:p text:style-name="P1">Comment la personne concernée peut-elle excercer ses droits ?</text:p>
            </office:annotation>
            <text:p>f. Justifier les droits accès, modification, suppression de l’utilisateur. Hors cas où la loi nous impose de ne pas altérer ces données personnelles.</text:p>
          </table:table-cell>
          <table:table-cell table:style-name="ce27" office:value-type="string" calcext:value-type="string">
            <office:annotation draw:style-name="gr3" draw:text-style-name="P2" svg:width="11.854cm" svg:height="4.71cm" svg:x="98.934cm" svg:y="4.815cm" draw:caption-point-x="-0.407cm" draw:caption-point-y="-3.853cm">
              <dc:date>2022-05-25T00:00:00</dc:date>
              <text:p text:style-name="P1">======</text:p>
              <text:p text:style-name="P1">ID#AAAALfDhWdg</text:p>
              <text:p text:style-name="P1">Geoffrey Besnier <text:s text:c="3"/>(2021-02-16 15:43:32)</text:p>
              <text:p text:style-name="P1">Comment le consentement est recueilli et stocké.</text:p>
            </office:annotation>
            <text:p>g. Documenter le recueil du consentement (si applicable)</text:p>
          </table:table-cell>
          <table:table-cell table:style-name="ce27" office:value-type="string" calcext:value-type="string">
            <office:annotation draw:style-name="gr3" draw:text-style-name="P2" svg:width="10.725cm" svg:height="4.71cm" svg:x="102.744cm" svg:y="4.815cm" draw:caption-point-x="-0.407cm" draw:caption-point-y="-3.853cm">
              <dc:date>2022-05-25T00:00:00</dc:date>
              <text:p text:style-name="P1">======</text:p>
              <text:p text:style-name="P1">ID#AAAALfDhWdU</text:p>
              <text:p text:style-name="P1">Geoffrey Besnier <text:s text:c="3"/>(2021-02-16 15:43:32)</text:p>
              <text:p text:style-name="P1">Où est stocké la preuve du consentement (si applicable)</text:p>
            </office:annotation>
            <text:p>h. Localiser le consentement</text:p>
            <text:p>(si applicable)</text:p>
          </table:table-cell>
          <table:table-cell table:style-name="ce27" office:value-type="string" calcext:value-type="string">
            <office:annotation draw:style-name="gr3" draw:text-style-name="P2" svg:width="11.324cm" svg:height="4.71cm" svg:x="105.426cm" svg:y="4.815cm" draw:caption-point-x="-0.407cm" draw:caption-point-y="-3.853cm">
              <dc:date>2022-05-25T00:00:00</dc:date>
              <text:p text:style-name="P1">======</text:p>
              <text:p text:style-name="P1">ID#AAAALfDhWdo</text:p>
              <text:p text:style-name="P1">Geoffrey Besnier <text:s text:c="3"/>(2021-02-16 15:43:32)</text:p>
              <text:p text:style-name="P1">La preuve de consentement constitue une données personnelle en soi qu'il faut détruire/archiver ou anonymiser à terme.</text:p>
            </office:annotation>
            <text:p>i. Modalité de destruction/archivage/anonymisation du consentement</text:p>
            <text:p>(si applicable)</text:p>
          </table:table-cell>
          <table:table-cell table:style-name="ce27" office:value-type="string" calcext:value-type="string">
            <office:annotation draw:style-name="gr3" draw:text-style-name="P2" svg:width="11.324cm" svg:height="4.71cm" svg:x="108.107cm" svg:y="4.815cm" draw:caption-point-x="-0.407cm" draw:caption-point-y="-3.853cm">
              <dc:date>2022-05-25T00:00:00</dc:date>
              <text:p text:style-name="P1">======</text:p>
              <text:p text:style-name="P1">ID#AAAALfDhWcM</text:p>
              <text:p text:style-name="P1">Geoffrey Besnier <text:s text:c="3"/>(2021-02-16 15:43:32)</text:p>
              <text:p text:style-name="P1">Les données personnelles sont elles envoyées à une organisation tierce ? Sous-traitants, clients, etc. La/les nommer si oui.</text:p>
            </office:annotation>
            <text:p>Transfert</text:p>
          </table:table-cell>
          <table:table-cell table:style-name="ce27" office:value-type="string" calcext:value-type="string">
            <office:annotation draw:style-name="gr3" draw:text-style-name="P2" svg:width="11.324cm" svg:height="4.71cm" svg:x="110.788cm" svg:y="4.815cm" draw:caption-point-x="-0.407cm" draw:caption-point-y="-3.853cm">
              <dc:date>2022-05-25T00:00:00</dc:date>
              <text:p text:style-name="P1">======</text:p>
              <text:p text:style-name="P1">ID#AAAALfDhWck</text:p>
              <text:p text:style-name="P1">Geoffrey Besnier <text:s text:c="3"/>(2021-02-16 15:43:32)</text:p>
              <text:p text:style-name="P1">Oui/Non + Pays si oui</text:p>
            </office:annotation>
            <text:p>Transfert hors UE</text:p>
          </table:table-cell>
          <table:table-cell table:style-name="ce27" office:value-type="string" calcext:value-type="string">
            <office:annotation draw:style-name="gr3" draw:text-style-name="P2" svg:width="11.324cm" svg:height="4.71cm" svg:x="113.469cm" svg:y="4.815cm" draw:caption-point-x="-0.407cm" draw:caption-point-y="-3.853cm">
              <dc:date>2022-05-25T00:00:00</dc:date>
              <text:p text:style-name="P1">======</text:p>
              <text:p text:style-name="P1">ID#AAAALfDhWdA</text:p>
              <text:p text:style-name="P1">Geoffrey Besnier <text:s text:c="3"/>(2021-02-16 15:43:32)</text:p>
              <text:p text:style-name="P1">Si pays hors-UE quelles protections (privacy shield, accord d'équivalence, clauses contractuelles types).</text:p>
            </office:annotation>
            <text:p>Garanties pour ces transferts hors UE</text:p>
            <text:p>(si applicable)</text:p>
          </table:table-cell>
          <table:table-cell table:style-name="ce27" office:value-type="string" calcext:value-type="string">
            <text:p>Traitement 1</text:p>
          </table:table-cell>
          <table:table-cell table:style-name="ce27" office:value-type="string" calcext:value-type="string">
            <text:p>Traitement 2</text:p>
          </table:table-cell>
          <table:table-cell table:style-name="ce27" office:value-type="string" calcext:value-type="string">
            <text:p>Traitement 3</text:p>
          </table:table-cell>
          <table:table-cell table:style-name="ce27" office:value-type="string" calcext:value-type="string">
            <text:p>Traitement 4</text:p>
          </table:table-cell>
          <table:table-cell table:style-name="ce27" office:value-type="string" calcext:value-type="string">
            <text:p>…</text:p>
          </table:table-cell>
          <table:table-cell table:style-name="ce27" office:value-type="string" calcext:value-type="string">
            <office:annotation draw:style-name="gr4" draw:text-style-name="P2" svg:width="14.466cm" svg:height="5.689cm" svg:x="130.155cm" svg:y="4.815cm" draw:caption-point-x="-0.407cm" draw:caption-point-y="-3.853cm">
              <dc:date>2022-05-25T00:00:00</dc:date>
              <text:p text:style-name="P1">======</text:p>
              <text:p text:style-name="P1">ID#AAAALfDhWc4</text:p>
              <text:p text:style-name="P1">Geoffrey Besnier <text:s text:c="3"/>(2021-02-16 15:43:32)</text:p>
              <text:p text:style-name="P1">Oui/Non</text:p>
              <text:p text:style-name="P1">Voir https://www.cnil.fr/fr/ce-quil-faut-savoir-sur-lanalyse-dimpact-relative-la-protection-des-donnees-aipd</text:p>
            </office:annotation>
            <text:p>Nécessité d'une étude d'impact</text:p>
          </table:table-cell>
          <table:table-cell table:style-name="ce27" office:value-type="string" calcext:value-type="string">
            <text:p>Progression de l'étude d'impact</text:p>
            <text:p>(si applicable)</text:p>
          </table:table-cell>
          <table:table-cell table:style-name="ce27" office:value-type="string" calcext:value-type="string">
            <text:p>Localisation de l'étude d'impact</text:p>
            <text:p>(si applicable)</text:p>
          </table:table-cell>
          <table:table-cell table:style-name="ce27" office:value-type="string" calcext:value-type="string">
            <office:annotation draw:style-name="gr3" draw:text-style-name="P2" svg:width="27.449cm" svg:height="4.71cm" svg:x="141.94cm" svg:y="4.815cm" draw:caption-point-x="-0.407cm" draw:caption-point-y="-3.853cm">
              <dc:date>2022-05-25T00:00:00</dc:date>
              <text:p text:style-name="P1">======</text:p>
              <text:p text:style-name="P1">ID#AAAALfDhWdM</text:p>
              <text:p text:style-name="P1">Geoffrey Besnier <text:s text:c="3"/>(2021-02-16 15:43:32)</text:p>
              <text:p text:style-name="P1">Décrire les mesures de sécurité telles que le cryptage, l'anonymisation, la d'accès selon les utilisateurs, les tests d'intrusions, etc.</text:p>
            </office:annotation>
            <text:p>Description des mesures de sécurité mises en place</text:p>
          </table:table-cell>
          <table:table-cell table:style-name="ce24"/>
          <table:table-cell table:style-name="ce25"/>
          <table:table-cell table:style-name="ce24" table:number-columns-repeated="987"/>
        </table:table-row>
        <table:table-row table:style-name="ro6">
          <table:table-cell table:style-name="ce28" office:value-type="string" calcext:value-type="string">
            <text:p>DoggyWalky</text:p>
          </table:table-cell>
          <table:table-cell table:style-name="ce28" office:value-type="string" calcext:value-type="string">
            <text:p>Donnée information de compte</text:p>
          </table:table-cell>
          <table:table-cell table:style-name="ce28" office:value-type="string" calcext:value-type="string">
            <text:p>serveur</text:p>
          </table:table-cell>
          <table:table-cell table:style-name="ce28" table:number-columns-repeated="2"/>
          <table:table-cell table:style-name="ce30" office:value-type="string" calcext:value-type="string">
            <text:p>Khaled HAMADE</text:p>
          </table:table-cell>
          <table:table-cell table:style-name="ce28"/>
          <table:table-cell table:style-name="ce28" office:value-type="string" calcext:value-type="string">
            <text:p>Donnée de connexion</text:p>
          </table:table-cell>
          <table:table-cell table:style-name="ce28" office:value-type="string" calcext:value-type="string">
            <text:p>Email, Username, BirthDate</text:p>
          </table:table-cell>
          <table:table-cell table:number-columns-repeated="2" table:style-name="ce28" office:value-type="string" calcext:value-type="string">
            <text:p>non</text:p>
          </table:table-cell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non</text:p>
          </table:table-cell>
          <table:table-cell table:style-name="ce28" office:value-type="string" calcext:value-type="string">
            <text:p>Utilisateurs</text:p>
          </table:table-cell>
          <table:table-cell table:style-name="ce28" office:value-type="string" calcext:value-type="string">
            <text:p>Non</text:p>
          </table:table-cell>
          <table:table-cell table:style-name="ce28" table:content-validation-name="val1" office:value-type="string" calcext:value-type="string">
            <text:p>Nécessaire à l'enregistrement et connexion des utilisateurs</text:p>
          </table:table-cell>
          <table:table-cell table:style-name="ce28" office:value-type="string" calcext:value-type="string">
            <text:p>Nécessaire à l'utilisation de l'application</text:p>
          </table:table-cell>
          <table:table-cell table:style-name="ce28" office:value-type="string" calcext:value-type="string">
            <text:p>1 an si compte inactif</text:p>
          </table:table-cell>
          <table:table-cell table:style-name="ce28" office:value-type="string" calcext:value-type="string">
            <text:p>Archivage</text:p>
          </table:table-cell>
          <table:table-cell table:style-name="ce28" office:value-type="string" calcext:value-type="string">
            <text:p>Mail envoyé à l'adresse 'rgpd@doggywalky.fr avec réponse sous 48h et suppresssion sous 30j</text:p>
          </table:table-cell>
          <table:table-cell table:style-name="ce28" office:value-type="string" calcext:value-type="string">
            <text:p>Via les conditions d'utilisations lues et approuvées lors de l'inscription</text:p>
          </table:table-cell>
          <table:table-cell table:style-name="ce28" office:value-type="string" calcext:value-type="string">
            <text:p>Table 'Date' dans la base de donnée</text:p>
          </table:table-cell>
          <table:table-cell table:style-name="ce28" office:value-type="string" calcext:value-type="string">
            <text:p>Archivage</text:p>
          </table:table-cell>
          <table:table-cell table:number-columns-repeated="3" table:style-name="ce28" office:value-type="string" calcext:value-type="string">
            <text:p>Non</text:p>
          </table:table-cell>
          <table:table-cell table:style-name="ce28" office:value-type="string" calcext:value-type="string">
            <text:p>Collecte/enregistrement</text:p>
          </table:table-cell>
          <table:table-cell table:style-name="ce28" office:value-type="string" calcext:value-type="string">
            <text:p>stockage</text:p>
          </table:table-cell>
          <table:table-cell table:style-name="ce28" table:number-columns-repeated="3"/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Fini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auvegarde des données, encription des mdp. Le salage.</text:p>
          </table:table-cell>
          <table:table-cell table:number-columns-repeated="989"/>
        </table:table-row>
        <table:table-row table:style-name="ro4">
          <table:table-cell table:style-name="ce28" office:value-type="string" calcext:value-type="string">
            <text:p>DoggyWalky</text:p>
          </table:table-cell>
          <table:table-cell table:style-name="ce28" office:value-type="string" calcext:value-type="string">
            <text:p>Données information message</text:p>
          </table:table-cell>
          <table:table-cell table:style-name="ce28" office:value-type="string" calcext:value-type="string">
            <text:p>serveur</text:p>
          </table:table-cell>
          <table:table-cell table:style-name="ce28" table:number-columns-repeated="2"/>
          <table:table-cell table:style-name="ce30" office:value-type="string" calcext:value-type="string">
            <text:p>Khaled HAMADE</text:p>
          </table:table-cell>
          <table:table-cell table:style-name="ce28"/>
          <table:table-cell table:style-name="ce28" office:value-type="string" calcext:value-type="string">
            <text:p>métadonnée de communication</text:p>
          </table:table-cell>
          <table:table-cell table:style-name="ce28" office:value-type="string" calcext:value-type="string">
            <text:p>texte</text:p>
          </table:table-cell>
          <table:table-cell table:number-columns-repeated="2" table:style-name="ce28" office:value-type="string" calcext:value-type="string">
            <text:p>non</text:p>
          </table:table-cell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non</text:p>
          </table:table-cell>
          <table:table-cell table:style-name="ce28" office:value-type="string" calcext:value-type="string">
            <text:p>Utilisateurs</text:p>
          </table:table-cell>
          <table:table-cell table:style-name="ce28" office:value-type="string" calcext:value-type="string">
            <text:p>Oui</text:p>
          </table:table-cell>
          <table:table-cell table:style-name="ce28" table:content-validation-name="val1" office:value-type="string" calcext:value-type="string">
            <text:p>Nécessaire</text:p>
          </table:table-cell>
          <table:table-cell table:style-name="ce28" office:value-type="string" calcext:value-type="string">
            <text:p>Nécessaire à l'utilisation de l'application</text:p>
          </table:table-cell>
          <table:table-cell table:style-name="ce28" office:value-type="string" calcext:value-type="string">
            <text:p>1 an si compte inactif</text:p>
          </table:table-cell>
          <table:table-cell table:style-name="ce28" office:value-type="string" calcext:value-type="string">
            <text:p>Archivage</text:p>
          </table:table-cell>
          <table:table-cell table:style-name="ce28" office:value-type="string" calcext:value-type="string">
            <text:p>Mail envoyé à l'adresse 'rgpd@doggywalky.fr avec réponse sous 48h et suppresssion sous 30j</text:p>
          </table:table-cell>
          <table:table-cell table:style-name="ce28" office:value-type="string" calcext:value-type="string">
            <text:p>Via les conditions d'utilisations lues et approuvées lors de l'inscription</text:p>
          </table:table-cell>
          <table:table-cell table:style-name="ce28" office:value-type="string" calcext:value-type="string">
            <text:p>Table 'Date' dans la base de donnée</text:p>
          </table:table-cell>
          <table:table-cell table:style-name="ce28" office:value-type="string" calcext:value-type="string">
            <text:p>Archivage</text:p>
          </table:table-cell>
          <table:table-cell table:number-columns-repeated="3" table:style-name="ce28" office:value-type="string" calcext:value-type="string">
            <text:p>Non</text:p>
          </table:table-cell>
          <table:table-cell table:style-name="ce28" office:value-type="string" calcext:value-type="string">
            <text:p>Collecte</text:p>
          </table:table-cell>
          <table:table-cell table:style-name="ce28" office:value-type="string" calcext:value-type="string">
            <text:p>traitement d'afichage</text:p>
          </table:table-cell>
          <table:table-cell table:style-name="ce28" office:value-type="string" calcext:value-type="string">
            <text:p>archivée</text:p>
          </table:table-cell>
          <table:table-cell table:style-name="ce28" table:number-columns-repeated="2"/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Fini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auvegarde des données</text:p>
          </table:table-cell>
          <table:table-cell table:number-columns-repeated="989"/>
        </table:table-row>
        <table:table-row table:style-name="ro6">
          <table:table-cell table:style-name="ce28" office:value-type="string" calcext:value-type="string">
            <text:p>DoggyWalky</text:p>
          </table:table-cell>
          <table:table-cell table:style-name="ce28" office:value-type="string" calcext:value-type="string">
            <text:p>Contact de l'utilisateur</text:p>
          </table:table-cell>
          <table:table-cell table:style-name="ce28" office:value-type="string" calcext:value-type="string">
            <text:p>serveur</text:p>
          </table:table-cell>
          <table:table-cell table:style-name="ce28" table:number-columns-repeated="2"/>
          <table:table-cell table:style-name="ce30" office:value-type="string" calcext:value-type="string">
            <text:p>Khaled HAMADE</text:p>
          </table:table-cell>
          <table:table-cell table:style-name="ce28"/>
          <table:table-cell table:style-name="ce28" office:value-type="string" calcext:value-type="string">
            <text:p>Vie personnel, contact</text:p>
          </table:table-cell>
          <table:table-cell table:style-name="ce28" office:value-type="string" calcext:value-type="string">
            <text:p>Nom, prénom, ville</text:p>
          </table:table-cell>
          <table:table-cell table:number-columns-repeated="2" table:style-name="ce28" office:value-type="string" calcext:value-type="string">
            <text:p>non</text:p>
          </table:table-cell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non</text:p>
          </table:table-cell>
          <table:table-cell table:style-name="ce28" office:value-type="string" calcext:value-type="string">
            <text:p>Utilisateurs</text:p>
          </table:table-cell>
          <table:table-cell table:style-name="ce28" office:value-type="string" calcext:value-type="string">
            <text:p>Non</text:p>
          </table:table-cell>
          <table:table-cell table:style-name="ce28" table:content-validation-name="val1" office:value-type="string" calcext:value-type="string">
            <text:p>Consentement</text:p>
          </table:table-cell>
          <table:table-cell table:style-name="ce28" office:value-type="string" calcext:value-type="string">
            <text:p>Echange plus facile avec les contacts de l'utilisateur</text:p>
          </table:table-cell>
          <table:table-cell table:style-name="ce28" office:value-type="string" calcext:value-type="string">
            <text:p>Donnée non stockées traitées de façon temporaire pour créer des valeurs de hachage cryptographique</text:p>
          </table:table-cell>
          <table:table-cell table:style-name="ce28" office:value-type="string" calcext:value-type="string">
            <text:p>Destruction</text:p>
          </table:table-cell>
          <table:table-cell table:style-name="ce28" office:value-type="string" calcext:value-type="string">
            <text:p>Mail envoyé à l'adresse 'rgpd@doggywalky.fr avec réponse sous 48h et suppresssion sous 30j</text:p>
          </table:table-cell>
          <table:table-cell table:style-name="ce28" office:value-type="string" calcext:value-type="string">
            <text:p>Via les conditions d'utilisations lues et approuvées lors de l'inscription</text:p>
          </table:table-cell>
          <table:table-cell table:style-name="ce28" office:value-type="string" calcext:value-type="string">
            <text:p>Table 'Date' dans la base de donnée</text:p>
          </table:table-cell>
          <table:table-cell table:style-name="ce28" office:value-type="string" calcext:value-type="string">
            <text:p>Archivage</text:p>
          </table:table-cell>
          <table:table-cell table:number-columns-repeated="3" table:style-name="ce28" office:value-type="string" calcext:value-type="string">
            <text:p>Non</text:p>
          </table:table-cell>
          <table:table-cell table:style-name="ce28" office:value-type="string" calcext:value-type="string">
            <text:p>Collecte</text:p>
          </table:table-cell>
          <table:table-cell table:style-name="ce28" office:value-type="string" calcext:value-type="string">
            <text:p>traitement</text:p>
          </table:table-cell>
          <table:table-cell table:style-name="ce28" office:value-type="string" calcext:value-type="string">
            <text:p>destruction</text:p>
          </table:table-cell>
          <table:table-cell table:style-name="ce28" table:number-columns-repeated="2"/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Fini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auvegarde des données</text:p>
          </table:table-cell>
          <table:table-cell table:number-columns-repeated="989"/>
        </table:table-row>
        <table:table-row table:style-name="ro6">
          <table:table-cell table:style-name="ce28" office:value-type="string" calcext:value-type="string">
            <text:p>DoggyWalky</text:p>
          </table:table-cell>
          <table:table-cell table:style-name="ce28" office:value-type="string" calcext:value-type="string">
            <text:p>Métadonnée de message</text:p>
          </table:table-cell>
          <table:table-cell table:style-name="ce28" office:value-type="string" calcext:value-type="string">
            <text:p>serveur</text:p>
          </table:table-cell>
          <table:table-cell table:style-name="ce28" table:number-columns-repeated="2"/>
          <table:table-cell table:style-name="ce28" office:value-type="string" calcext:value-type="string">
            <text:p>Khaled HAMADE</text:p>
          </table:table-cell>
          <table:table-cell table:style-name="ce28"/>
          <table:table-cell table:style-name="ce28" office:value-type="string" calcext:value-type="string">
            <text:p>activité, intéraction</text:p>
          </table:table-cell>
          <table:table-cell table:style-name="ce28" office:value-type="string" calcext:value-type="string">
            <text:p>Temps d'utilisations, heure, diagnostique, incident</text:p>
          </table:table-cell>
          <table:table-cell table:number-columns-repeated="2" table:style-name="ce28" office:value-type="string" calcext:value-type="string">
            <text:p>non</text:p>
          </table:table-cell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non</text:p>
          </table:table-cell>
          <table:table-cell table:style-name="ce28" office:value-type="string" calcext:value-type="string">
            <text:p>Utilisateurs</text:p>
          </table:table-cell>
          <table:table-cell table:style-name="ce28" office:value-type="string" calcext:value-type="string">
            <text:p>Non</text:p>
          </table:table-cell>
          <table:table-cell table:style-name="ce28" table:content-validation-name="val1" office:value-type="string" calcext:value-type="string">
            <text:p>Nécéssaire</text:p>
          </table:table-cell>
          <table:table-cell table:style-name="ce28" office:value-type="string" calcext:value-type="string">
            <text:p>Nécessaire à l'utilisation de l'application</text:p>
          </table:table-cell>
          <table:table-cell table:style-name="ce28" office:value-type="string" calcext:value-type="string">
            <text:p>1 an si compte inactif</text:p>
          </table:table-cell>
          <table:table-cell table:style-name="ce28" office:value-type="string" calcext:value-type="string">
            <text:p>Archivage</text:p>
          </table:table-cell>
          <table:table-cell table:style-name="ce28" office:value-type="string" calcext:value-type="string">
            <text:p>Mail envoyé à l'adresse 'rgpd@doggywalkie.fr avec réponse sous 48h et suppresssion sous 30j</text:p>
          </table:table-cell>
          <table:table-cell table:style-name="ce28" office:value-type="string" calcext:value-type="string">
            <text:p>Via les conditions d'utilisations lu et approuvé lors de l'inscription</text:p>
          </table:table-cell>
          <table:table-cell table:style-name="ce28" office:value-type="string" calcext:value-type="string">
            <text:p>Table 'Date' dans la base de donnée</text:p>
          </table:table-cell>
          <table:table-cell table:style-name="ce28" office:value-type="string" calcext:value-type="string">
            <text:p>Archivage</text:p>
          </table:table-cell>
          <table:table-cell table:number-columns-repeated="3" table:style-name="ce28" office:value-type="string" calcext:value-type="string">
            <text:p>Non</text:p>
          </table:table-cell>
          <table:table-cell table:style-name="ce28" office:value-type="string" calcext:value-type="string">
            <text:p>Collecte</text:p>
          </table:table-cell>
          <table:table-cell table:style-name="ce28" table:number-columns-repeated="4"/>
          <table:table-cell table:style-name="ce28" office:value-type="string" calcext:value-type="string">
            <text:p>Oui</text:p>
          </table:table-cell>
          <table:table-cell table:style-name="ce28" office:value-type="string" calcext:value-type="string">
            <text:p>Fini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Sauvegarde des données</text:p>
          </table:table-cell>
          <table:table-cell table:number-columns-repeated="989"/>
        </table:table-row>
        <table:table-row table:style-name="ro6" table:number-rows-repeated="8">
          <table:table-cell table:style-name="ce14" table:number-columns-repeated="15"/>
          <table:table-cell table:style-name="ce14" table:content-validation-name="val1"/>
          <table:table-cell table:style-name="ce14" table:number-columns-repeated="19"/>
          <table:table-cell table:number-columns-repeated="989"/>
        </table:table-row>
        <table:table-row table:style-name="ro2" table:number-rows-repeated="25">
          <table:table-cell table:style-name="ce14" table:number-columns-repeated="15"/>
          <table:table-cell table:style-name="ce14" table:content-validation-name="val1"/>
          <table:table-cell table:style-name="ce14" table:number-columns-repeated="19"/>
          <table:table-cell table:number-columns-repeated="989"/>
        </table:table-row>
        <table:table-row table:style-name="ro2" table:number-rows-repeated="171">
          <table:table-cell table:style-name="ce14" table:number-columns-repeated="35"/>
          <table:table-cell table:number-columns-repeated="989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ypes de données" table:style-name="ta4">
        <table:table-column table:style-name="co22" table:default-cell-style-name="Default"/>
        <table:table-column table:style-name="co23" table:default-cell-style-name="Default"/>
        <table:table-column table:style-name="co1" table:number-columns-repeated="24" table:default-cell-style-name="Default"/>
        <table:table-column table:style-name="co3" table:number-columns-repeated="38" table:default-cell-style-name="Default"/>
        <table:table-row table:style-name="ro3">
          <table:table-cell table:style-name="ce32" office:value-type="string" calcext:value-type="string">
            <text:p>Types de données</text:p>
          </table:table-cell>
          <table:table-cell table:style-name="ce38" office:value-type="string" calcext:value-type="string">
            <text:p>Exemples</text:p>
          </table:table-cell>
          <table:table-cell table:style-name="ce39"/>
          <table:table-cell table:style-name="ce35" table:number-columns-repeated="2"/>
          <table:table-cell table:number-columns-repeated="59"/>
        </table:table-row>
        <table:table-row table:style-name="ro3">
          <table:table-cell table:style-name="ce33" office:value-type="string" calcext:value-type="string">
            <text:p>Identité, données publiques, images</text:p>
          </table:table-cell>
          <table:table-cell table:style-name="ce33" office:value-type="string" calcext:value-type="string">
            <text:p>Nom, prénom, email, adresse postale, date de naissance, genre, photo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3" office:value-type="string" calcext:value-type="string">
            <text:p>Informations pédagogiques</text:p>
          </table:table-cell>
          <table:table-cell table:style-name="ce33" office:value-type="string" calcext:value-type="string">
            <text:p>Compétences, évaluation, compte-rendu de formation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Vie personnelle (style de vie, relations)</text:p>
          </table:table-cell>
          <table:table-cell table:style-name="ce34" office:value-type="string" calcext:value-type="string">
            <text:p>Amateur de voitures de sport, joue au tennis, est marié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Informations financières</text:p>
          </table:table-cell>
          <table:table-cell table:style-name="ce34" office:value-type="string" calcext:value-type="string">
            <text:p>IBAN, solde bancaire, déclaration d'impôts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de connexion</text:p>
          </table:table-cell>
          <table:table-cell table:style-name="ce34" office:value-type="string" calcext:value-type="string">
            <text:p>adresse IP, navigateur, terminal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de géolocalisation</text:p>
          </table:table-cell>
          <table:table-cell table:style-name="ce34" office:value-type="string" calcext:value-type="string">
            <text:p>Géolocalisation recueillie automatiquement : Code postal, commune, région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5" table:number-columns-repeated="5"/>
          <table:table-cell table:number-columns-repeated="59"/>
        </table:table-row>
        <table:table-row table:style-name="ro3">
          <table:table-cell table:style-name="ce36"/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7" office:value-type="string" calcext:value-type="string">
            <text:p>Types de données sensibles</text:p>
          </table:table-cell>
          <table:table-cell table:style-name="ce39"/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3" office:value-type="string" calcext:value-type="string">
            <text:p>Origine raciale ou ethniqu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Opinions politiques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Opinions philosophiques ou religieuses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Appartenance syndical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génétiques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biométriques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de santé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Vie ou orientation sexuell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juridiques ou pénales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Données relatives à des personnes mineures de moins de <text:s/>15 ans</text:p>
          </table:table-cell>
          <table:table-cell table:style-name="ce35" table:number-columns-repeated="4"/>
          <table:table-cell table:number-columns-repeated="59"/>
        </table:table-row>
        <table:table-row table:style-name="ro2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ase légale du traitement" table:style-name="ta5">
        <table:table-column table:style-name="co24" table:default-cell-style-name="Default"/>
        <table:table-column table:style-name="co25" table:default-cell-style-name="Default"/>
        <table:table-column table:style-name="co1" table:number-columns-repeated="24" table:default-cell-style-name="Default"/>
        <table:table-column table:style-name="co3" table:number-columns-repeated="38" table:default-cell-style-name="Default"/>
        <table:table-row table:style-name="ro3">
          <table:table-cell table:style-name="ce32" office:value-type="string" calcext:value-type="string">
            <text:p>Bases légale du traitement</text:p>
          </table:table-cell>
          <table:table-cell table:style-name="ce38" office:value-type="string" calcext:value-type="string">
            <text:p>Exemples</text:p>
          </table:table-cell>
          <table:table-cell table:style-name="ce39"/>
          <table:table-cell table:style-name="ce35" table:number-columns-repeated="2"/>
          <table:table-cell table:number-columns-repeated="59"/>
        </table:table-row>
        <table:table-row table:style-name="ro3">
          <table:table-cell table:style-name="ce33" office:value-type="string" calcext:value-type="string">
            <text:p>Consentement</text:p>
          </table:table-cell>
          <table:table-cell table:style-name="ce33" office:value-type="string" calcext:value-type="string">
            <text:p>Case cochée dans un formulaire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Nécessaire à l'exécution d'un contrat</text:p>
          </table:table-cell>
          <table:table-cell table:style-name="ce34" office:value-type="string" calcext:value-type="string">
            <text:p>IBAN pour le paiement du salaire dans le cadre du contrat de travail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Obligation légale</text:p>
          </table:table-cell>
          <table:table-cell table:style-name="ce34" office:value-type="string" calcext:value-type="string">
            <text:p>Données fiscales dans le cadre de la mise en place du prélèvement à la source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Sauvegarde des intérêts vitaux d'une personne</text:p>
          </table:table-cell>
          <table:table-cell table:style-name="ce34" office:value-type="string" calcext:value-type="string">
            <text:p>Traitement des données médicales d'une personne inconsciente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Exécution d'une mission d'intérêt public</text:p>
          </table:table-cell>
          <table:table-cell table:style-name="ce34" office:value-type="string" calcext:value-type="string">
            <text:p>Délégation de service public</text:p>
          </table:table-cell>
          <table:table-cell table:style-name="ce35" table:number-columns-repeated="3"/>
          <table:table-cell table:number-columns-repeated="59"/>
        </table:table-row>
        <table:table-row table:style-name="ro3">
          <table:table-cell table:style-name="ce34" office:value-type="string" calcext:value-type="string">
            <text:p>Intérêt légitime du responsable de traitement</text:p>
          </table:table-cell>
          <table:table-cell table:style-name="ce34" office:value-type="string" calcext:value-type="string">
            <text:p>Relation commerciale normale (proportionnalité à évaluer)</text:p>
          </table:table-cell>
          <table:table-cell table:style-name="ce35" table:number-columns-repeated="3"/>
          <table:table-cell table:number-columns-repeated="59"/>
        </table:table-row>
        <table:table-row table:style-name="ro3" table:number-rows-repeated="3">
          <table:table-cell table:style-name="ce35" table:number-columns-repeated="5"/>
          <table:table-cell table:number-columns-repeated="59"/>
        </table:table-row>
        <table:table-row table:style-name="ro7" table:number-rows-repeated="10">
          <table:table-cell table:number-columns-repeated="64"/>
        </table:table-row>
        <table:table-row table:style-name="ro2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ransferts hors UE" table:style-name="ta6">
        <table:table-column table:style-name="co1" table:number-columns-repeated="26" table:default-cell-style-name="Default"/>
        <table:table-column table:style-name="co3" table:number-columns-repeated="38" table:default-cell-style-name="Default"/>
        <table:table-row table:style-name="ro2">
          <table:table-cell table:style-name="ce34" office:value-type="string" calcext:value-type="string">
            <text:p>Il n'y a aucune formalité supplémentaire à respecter pour les transferts de données personnelles dans les 28 Etats membres de l'UE et les 3 Etats membres de l'Espace économique européen (Norvège, Islande, Lichtenstein).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5" table:number-columns-repeated="5"/>
          <table:table-cell table:number-columns-repeated="59"/>
        </table:table-row>
        <table:table-row table:style-name="ro2">
          <table:table-cell table:style-name="ce34" office:value-type="string" calcext:value-type="string">
            <text:p>Les pays suivants bénéficient d'une décision d'adéquation de la Commission européenne et les transferts de données personnelles y son également permis sans restriction autres que celles en vigueur dans l'UE.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Andorr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Argentin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Canada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Iles Feroë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Guernsey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Israel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L'ile de Man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Jersey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Nouvelle-Zéland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Suisse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Uruguay</text:p>
          </table:table-cell>
          <table:table-cell table:style-name="ce35" table:number-columns-repeated="4"/>
          <table:table-cell table:number-columns-repeated="59"/>
        </table:table-row>
        <table:table-row table:style-name="ro3">
          <table:table-cell table:style-name="ce34" office:value-type="string" calcext:value-type="string">
            <text:p>Etats-Unis (limité au Privacy Shield)</text:p>
          </table:table-cell>
          <table:table-cell table:style-name="ce35" table:number-columns-repeated="4"/>
          <table:table-cell table:number-columns-repeated="59"/>
        </table:table-row>
        <table:table-row table:style-name="ro3" table:number-rows-repeated="4">
          <table:table-cell table:style-name="ce35" table:number-columns-repeated="5"/>
          <table:table-cell table:number-columns-repeated="59"/>
        </table:table-row>
        <table:table-row table:style-name="ro8">
          <table:table-cell table:style-name="ce40" office:value-type="string" calcext:value-type="string">
            <text:p>Pour les transferts vers d'autres pays, il convient de mettre en place les garanties appropriées.</text:p>
          </table:table-cell>
          <table:table-cell table:style-name="ce35" table:number-columns-repeated="4"/>
          <table:table-cell table:number-columns-repeated="59"/>
        </table:table-row>
        <table:table-row table:style-name="ro2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000ff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_20_légale_20_du_20_traitement" style:display-name="PageStyle_Base légale du traitement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Contacts" style:display-name="PageStyle_Contacts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Transferts_20_hors_20_UE" style:display-name="PageStyle_Transferts hors UE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Registres_20_1" style:display-name="PageStyle_Registres 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Types_20_de_20_données" style:display-name="PageStyle_Types de données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Registres_20_1_20__28_2_29_" style:display-name="PageStyle_Registres 1 (2)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9T10:36:24</meta:creation-date>
    <dc:date>2022-05-25T15:48:51</dc:date>
    <meta:generator>LibreOffice/6.4.7.2$Linux_X86_64 LibreOffice_project/40$Build-2</meta:generator>
    <meta:document-statistic meta:table-count="6" meta:cell-count="445" meta:object-count="0"/>
    <meta:user-defined meta:name="AppVersion">16.0300</meta:user-defined>
  </office:meta>
</office:document-meta>
</file>